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textmaker="tm"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asic Sans" svg:font-family="'Basic Sans'" style:font-family-generic="roman"/>
    <style:font-face style:name="Droid Sans Devanagari" svg:font-family="'Droid Sans Devanagari'" style:font-family-generic="roman"/>
    <style:font-face style:name="Droid Sans Fallback" svg:font-family="'Droid Sans Fallback'" style:font-family-generic="roman"/>
    <style:font-face style:name="Liberation Sans" svg:font-family="'Liberation Sans'" style:font-family-generic="swiss"/>
    <style:font-face style:name="Liberation Serif" svg:font-family="'Liberation Serif'" style:font-family-generic="roman"/>
    <style:font-face style:name="Source Han Sans CN" svg:font-family="'Source Han Sans CN'" style:font-family-generic="roman"/>
  </office:font-face-decls>
  <office:automatic-styles>
    <style:style style:name="P1" style:family="paragraph" style:parent-style-name="Standard">
      <style:paragraph-properties text:number-lines="true" text:line-number="0"/>
    </style:style>
    <style:style style:name="P2" style:family="paragraph" style:parent-style-name="Standard">
      <style:paragraph-properties text:number-lines="true" text:line-number="0"/>
      <style:text-properties style:font-style-complex="italic"/>
    </style:style>
    <style:style style:name="P3" style:family="paragraph" style:parent-style-name="Standard">
      <style:paragraph-properties text:number-lines="true" text:line-number="0"/>
      <style:text-properties officeooo:paragraph-rsid="003ebce1" style:font-style-complex="italic"/>
    </style:style>
    <style:style style:name="P4" style:family="paragraph" style:parent-style-name="Standard">
      <style:paragraph-properties text:number-lines="true" text:line-number="0"/>
      <style:text-properties officeooo:rsid="0048b0fa" officeooo:paragraph-rsid="0048b0fa" style:font-style-complex="italic"/>
    </style:style>
    <style:style style:name="P5" style:family="paragraph" style:parent-style-name="Standard">
      <style:paragraph-properties text:number-lines="true" text:line-number="0"/>
      <style:text-properties fo:font-weight="bold" style:font-weight-asian="bold" style:font-weight-complex="bold"/>
    </style:style>
    <style:style style:name="P6" style:family="paragraph" style:parent-style-name="Standard">
      <style:paragraph-properties text:number-lines="true" text:line-number="0"/>
      <style:text-properties fo:font-weight="bold" officeooo:paragraph-rsid="003ebce1" style:font-weight-asian="bold" style:font-style-complex="italic" style:font-weight-complex="bold"/>
    </style:style>
    <style:style style:name="P7" style:family="paragraph" style:parent-style-name="Standard">
      <style:paragraph-properties text:number-lines="true" text:line-number="0"/>
      <style:text-properties officeooo:rsid="001ecaab" officeooo:paragraph-rsid="001ecaab"/>
    </style:style>
    <style:style style:name="P8" style:family="paragraph" style:parent-style-name="Standard">
      <style:paragraph-properties text:number-lines="true" text:line-number="0"/>
      <style:text-properties officeooo:rsid="00200ac2" officeooo:paragraph-rsid="00200ac2"/>
    </style:style>
    <style:style style:name="P9" style:family="paragraph" style:parent-style-name="Standard">
      <style:paragraph-properties text:number-lines="true" text:line-number="0"/>
      <style:text-properties officeooo:rsid="0021bee8" officeooo:paragraph-rsid="0021bee8"/>
    </style:style>
    <style:style style:name="P10" style:family="paragraph" style:parent-style-name="Standard">
      <style:paragraph-properties text:number-lines="true" text:line-number="0"/>
      <style:text-properties officeooo:rsid="00245698" officeooo:paragraph-rsid="00245698"/>
    </style:style>
    <style:style style:name="P11" style:family="paragraph" style:parent-style-name="Standard">
      <style:paragraph-properties text:number-lines="true" text:line-number="0"/>
      <style:text-properties officeooo:rsid="00246dae" officeooo:paragraph-rsid="00246dae"/>
    </style:style>
    <style:style style:name="P12" style:family="paragraph" style:parent-style-name="Standard">
      <style:paragraph-properties text:number-lines="true" text:line-number="0"/>
      <style:text-properties officeooo:rsid="00248c73" officeooo:paragraph-rsid="00248c73"/>
    </style:style>
    <style:style style:name="P13" style:family="paragraph" style:parent-style-name="Standard">
      <style:paragraph-properties text:number-lines="true" text:line-number="0"/>
      <style:text-properties officeooo:rsid="00248c73" officeooo:paragraph-rsid="002f99c2"/>
    </style:style>
    <style:style style:name="P14" style:family="paragraph" style:parent-style-name="Standard">
      <style:paragraph-properties text:number-lines="true" text:line-number="0"/>
      <style:text-properties officeooo:paragraph-rsid="003606c1"/>
    </style:style>
    <style:style style:name="P15"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00ac2" officeooo:paragraph-rsid="001ecaab"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16"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00ac2" officeooo:paragraph-rsid="00200ac2"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17"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1bee8" officeooo:paragraph-rsid="00200ac2"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18"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35155" officeooo:paragraph-rsid="0021bee8"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19"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35155" officeooo:paragraph-rsid="00235155"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20"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45698" officeooo:paragraph-rsid="00245698"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21"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46dae" officeooo:paragraph-rsid="00246dae"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22"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46dae" officeooo:paragraph-rsid="0021bee8"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23"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48c73" officeooo:paragraph-rsid="00248c73"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24"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48c73" officeooo:paragraph-rsid="002f99c2"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25"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90381" officeooo:paragraph-rsid="002f99c2"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26"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90381" officeooo:paragraph-rsid="00290381"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27"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9fe9e" officeooo:paragraph-rsid="00290381"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28"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9fe9e" officeooo:paragraph-rsid="0029fe9e"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29"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3224f9" officeooo:paragraph-rsid="003224f9"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30"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3e0b4f" officeooo:paragraph-rsid="003e0b4f"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31"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3e3f73" officeooo:paragraph-rsid="003e3f73"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32" style:family="paragraph" style:parent-style-name="Standard">
      <style:paragraph-properties text:number-lines="true" text:line-number="0"/>
      <style:text-properties officeooo:rsid="003a98fb" officeooo:paragraph-rsid="003a98fb"/>
    </style:style>
    <style:style style:name="P33" style:family="paragraph" style:parent-style-name="Standard">
      <style:paragraph-properties text:number-lines="true" text:line-number="0"/>
      <style:text-properties officeooo:paragraph-rsid="003a98fb"/>
    </style:style>
    <style:style style:name="P34" style:family="paragraph" style:parent-style-name="Standard">
      <style:paragraph-properties text:number-lines="true" text:line-number="0"/>
      <style:text-properties officeooo:paragraph-rsid="003b46dc"/>
    </style:style>
    <style:style style:name="P35" style:family="paragraph" style:parent-style-name="Standard">
      <style:paragraph-properties text:number-lines="true" text:line-number="0"/>
      <style:text-properties officeooo:paragraph-rsid="003bd0f7"/>
    </style:style>
    <style:style style:name="P36" style:family="paragraph" style:parent-style-name="Standard">
      <style:paragraph-properties text:number-lines="true" text:line-number="0"/>
      <style:text-properties officeooo:rsid="003bd0f7" officeooo:paragraph-rsid="003bd0f7"/>
    </style:style>
    <style:style style:name="P37" style:family="paragraph" style:parent-style-name="Standard">
      <style:paragraph-properties text:number-lines="true" text:line-number="0"/>
      <style:text-properties officeooo:rsid="003e0b4f" officeooo:paragraph-rsid="003e0b4f"/>
    </style:style>
    <style:style style:name="P38" style:family="paragraph" style:parent-style-name="Standard">
      <style:paragraph-properties text:number-lines="true" text:line-number="0"/>
      <style:text-properties officeooo:paragraph-rsid="003e3f73"/>
    </style:style>
    <style:style style:name="P39" style:family="paragraph" style:parent-style-name="Standard">
      <style:paragraph-properties text:number-lines="true" text:line-number="0"/>
      <style:text-properties officeooo:rsid="003e3f73" officeooo:paragraph-rsid="003e3f73"/>
    </style:style>
    <style:style style:name="P40" style:family="paragraph" style:parent-style-name="Standard">
      <style:paragraph-properties text:number-lines="true" text:line-number="0"/>
      <style:text-properties officeooo:rsid="003e3f73" officeooo:paragraph-rsid="003ebce1"/>
    </style:style>
    <style:style style:name="P41" style:family="paragraph" style:parent-style-name="Standard">
      <style:paragraph-properties text:number-lines="true" text:line-number="0"/>
      <style:text-properties officeooo:paragraph-rsid="003ebce1"/>
    </style:style>
    <style:style style:name="P42" style:family="paragraph" style:parent-style-name="Standard">
      <style:paragraph-properties text:number-lines="true" text:line-number="0"/>
      <style:text-properties fo:font-weight="normal" officeooo:paragraph-rsid="003ebce1" style:font-weight-asian="normal" style:font-weight-complex="normal"/>
    </style:style>
    <style:style style:name="P43" style:family="paragraph" style:parent-style-name="Standard">
      <style:paragraph-properties text:number-lines="true" text:line-number="0"/>
      <style:text-properties officeooo:rsid="0043b551" officeooo:paragraph-rsid="0043b551" fo:background-color="#ffff00"/>
    </style:style>
    <style:style style:name="P44" style:family="paragraph" style:parent-style-name="Standard">
      <style:paragraph-properties text:number-lines="true" text:line-number="0"/>
      <style:text-properties officeooo:rsid="00342355" officeooo:paragraph-rsid="0043b551" fo:background-color="#ffff00" style:font-style-complex="italic"/>
    </style:style>
    <style:style style:name="P45" style:family="paragraph" style:parent-style-name="Standard">
      <style:paragraph-properties text:number-lines="true" text:line-number="0"/>
      <style:text-properties officeooo:paragraph-rsid="003fe7ec"/>
    </style:style>
    <style:style style:name="P46" style:family="paragraph" style:parent-style-name="Standard">
      <style:paragraph-properties text:number-lines="true" text:line-number="0"/>
      <style:text-properties officeooo:paragraph-rsid="0040d54f"/>
    </style:style>
    <style:style style:name="P47" style:family="paragraph" style:parent-style-name="Standard">
      <style:paragraph-properties text:number-lines="true" text:line-number="0"/>
      <style:text-properties officeooo:rsid="0040d54f" officeooo:paragraph-rsid="0040d54f"/>
    </style:style>
    <style:style style:name="P48" style:family="paragraph" style:parent-style-name="Standard">
      <style:paragraph-properties text:number-lines="true" text:line-number="0"/>
      <style:text-properties officeooo:paragraph-rsid="0041d3ec"/>
    </style:style>
    <style:style style:name="P49" style:family="paragraph" style:parent-style-name="Standard">
      <style:paragraph-properties text:number-lines="true" text:line-number="0"/>
      <style:text-properties officeooo:paragraph-rsid="00444854"/>
    </style:style>
    <style:style style:name="P50" style:family="paragraph" style:parent-style-name="Standard">
      <style:paragraph-properties text:number-lines="true" text:line-number="0"/>
      <style:text-properties officeooo:rsid="0046d0e0" officeooo:paragraph-rsid="0046d0e0"/>
    </style:style>
    <style:style style:name="P51" style:family="paragraph" style:parent-style-name="Standard">
      <style:paragraph-properties text:number-lines="true" text:line-number="0"/>
      <style:text-properties officeooo:paragraph-rsid="0048b0fa"/>
    </style:style>
    <style:style style:name="P52" style:family="paragraph" style:parent-style-name="Standard">
      <style:paragraph-properties text:number-lines="true" text:line-number="0"/>
      <style:text-properties officeooo:paragraph-rsid="004b9712"/>
    </style:style>
    <style:style style:name="P53" style:family="paragraph" style:parent-style-name="Standard">
      <style:paragraph-properties text:number-lines="true" text:line-number="0"/>
      <style:text-properties officeooo:paragraph-rsid="004bd18e"/>
    </style:style>
    <style:style style:name="P54" style:family="paragraph" style:parent-style-name="Standard">
      <style:paragraph-properties text:number-lines="true" text:line-number="0"/>
      <style:text-properties officeooo:rsid="002baf93" officeooo:paragraph-rsid="002baf93"/>
    </style:style>
    <style:style style:name="P55"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baf93" officeooo:paragraph-rsid="002baf93"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P56"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officeooo:rsid="003bd0f7" officeooo:paragraph-rsid="004e1867" style:letter-kerning="true" fo:background-color="transparent"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P57"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officeooo:rsid="00235155" officeooo:paragraph-rsid="00235155" style:letter-kerning="true" fo:background-color="transparent"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P58" style:family="paragraph" style:parent-style-name="Standard">
      <style:paragraph-properties text:number-lines="true" text:line-number="0"/>
      <style:text-properties officeooo:paragraph-rsid="005361da"/>
    </style:style>
    <style:style style:name="P59" style:family="paragraph" style:parent-style-name="Standard">
      <style:paragraph-properties text:number-lines="true" text:line-number="0"/>
      <style:text-properties fo:font-size="8pt" officeooo:paragraph-rsid="003fe7ec" style:font-size-asian="8pt" style:font-size-complex="8pt"/>
    </style:style>
    <style:style style:name="P60" style:family="paragraph" style:parent-style-name="Standard">
      <style:paragraph-properties text:number-lines="true" text:line-number="0"/>
      <style:text-properties fo:font-size="8pt" style:font-size-asian="8pt" style:font-size-complex="8pt"/>
    </style:style>
    <style:style style:name="P61" style:family="paragraph" style:parent-style-name="Standard">
      <style:paragraph-properties text:number-lines="true" text:line-number="0"/>
      <style:text-properties fo:font-size="8pt" officeooo:rsid="0046d0e0" officeooo:paragraph-rsid="0046d0e0" style:font-size-asian="8pt" style:font-size-complex="8pt"/>
    </style:style>
    <style:style style:name="P62" style:family="paragraph" style:parent-style-name="Standard">
      <style:paragraph-properties text:number-lines="true" text:line-number="0"/>
      <style:text-properties fo:font-size="8pt" officeooo:paragraph-rsid="0046d0e0" style:font-size-asian="8pt" style:font-size-complex="8pt"/>
    </style:style>
    <style:style style:name="P63" style:family="paragraph" style:parent-style-name="Standard">
      <style:paragraph-properties text:number-lines="true" text:line-number="0"/>
      <style:text-properties fo:font-size="8pt" officeooo:paragraph-rsid="005361da" style:font-size-asian="8pt" style:font-size-complex="8pt"/>
    </style:style>
    <style:style style:name="P64" style:family="paragraph" style:parent-style-name="Standard">
      <style:paragraph-properties text:number-lines="true" text:line-number="0"/>
      <style:text-properties fo:font-size="8pt" officeooo:paragraph-rsid="004b9712" style:font-size-asian="8pt" style:font-size-complex="8pt"/>
    </style:style>
    <style:style style:name="P65" style:family="paragraph" style:parent-style-name="Standard">
      <style:paragraph-properties text:number-lines="true" text:line-number="0"/>
    </style:style>
    <style:style style:name="P66" style:family="paragraph" style:parent-style-name="Standard">
      <style:paragraph-properties text:number-lines="true" text:line-number="0"/>
      <style:text-properties fo:font-weight="bold" style:font-weight-asian="bold" style:font-weight-complex="bold"/>
    </style:style>
    <style:style style:name="P67" style:family="paragraph" style:parent-style-name="Standard">
      <style:paragraph-properties text:number-lines="true" text:line-number="0"/>
      <style:text-properties officeooo:rsid="003bd0f7" officeooo:paragraph-rsid="004e1867" fo:background-color="#ffff00"/>
    </style:style>
    <style:style style:name="T1"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2"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00ac2"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3"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1bee8"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4"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35155"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5"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46dae"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6"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90381"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7"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baf93"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8"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eb049"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9"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2f99c2"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0"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3224f9"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1"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3a98fb"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2"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3b46dc"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3"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3ebce1"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4"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40d54f"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5"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45b9a2"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6"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47da2f"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7"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48b0fa"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8"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4a59d8"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19"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4b9712"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20"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4cd3d9"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21"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5015db"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22"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548395"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23"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3a98fb"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italic" style:font-weight-complex="normal" style:text-scale="100%" text:display="true"/>
    </style:style>
    <style:style style:name="T24"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officeooo:rsid="00464164" style:letter-kerning="true" fo:background-color="transparent" loext:char-shading-value="0"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italic" style:font-weight-complex="normal" style:text-scale="100%" text:display="true"/>
    </style:style>
    <style:style style:name="T25"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loext:char-shading-value="0"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26"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scale="100%" text:display="true"/>
    </style:style>
    <style:style style:name="T27"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28"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officeooo:rsid="003a98fb"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29"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officeooo:rsid="004f6598"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30"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italic" style:font-weight-complex="bold" style:text-scale="100%" text:display="true"/>
    </style:style>
    <style:style style:name="T31"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officeooo:rsid="003ebce1"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italic" style:font-weight-complex="bold" style:text-scale="100%" text:display="true"/>
    </style:style>
    <style:style style:name="T32"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officeooo:rsid="0041d3ec"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italic" style:font-weight-complex="bold" style:text-scale="100%" text:display="true"/>
    </style:style>
    <style:style style:name="T33"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officeooo:rsid="0040d54f" style:letter-kerning="true" fo:background-color="transparent" loext:char-shading-value="0"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italic" style:font-weight-complex="bold" style:text-scale="100%" text:display="true"/>
    </style:style>
    <style:style style:name="T34"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style:letter-kerning="true" fo:background-color="transparent" loext:char-shading-value="0" style:font-name-asian="Droid Sans Fallback" style:font-size-asian="12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35"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fo:font-weight="bold" style:letter-kerning="true" style:font-name-asian="Droid Sans Fallback" style:font-size-asian="10.5pt" style:language-asian="zh" style:country-asian="CN" style:font-style-asian="normal" style:font-weight-asian="bold" style:font-name-complex="Droid Sans Devanagari" style:font-size-complex="12pt" style:language-complex="hi" style:country-complex="IN" style:font-style-complex="normal" style:font-weight-complex="bold" style:text-scale="100%" text:display="true"/>
    </style:style>
    <style:style style:name="T36" style:family="text">
      <style:text-properties fo:font-variant="normal" fo:text-transform="none" style:use-window-font-color="true" loext:opacity="0%" style:text-line-through-style="none" style:text-line-through-type="none" style:text-position="0% 100%" style:font-name="Liberation Serif" fo:font-size="12pt" fo:letter-spacing="normal" fo:language="es" fo:country="AR" fo:font-style="normal" style:text-underline-style="none" officeooo:rsid="004cd3d9" style:letter-kerning="true" fo:background-color="transparent" loext:char-shading-value="0" style:font-name-asian="Droid Sans Fallback" style:font-size-asian="10.5pt" style:language-asian="zh" style:country-asian="CN" style:font-style-asian="normal" style:font-name-complex="Droid Sans Devanagari" style:font-size-complex="12pt" style:language-complex="hi" style:country-complex="IN" style:font-style-complex="normal" style:text-scale="100%" text:display="true"/>
    </style:style>
    <style:style style:name="T37" style:family="text">
      <style:text-properties fo:font-variant="normal" fo:text-transform="none" style:use-window-font-color="true" loext:opacity="0%" style:text-line-through-style="none" style:text-line-through-type="none" style:text-position="0% 100%" style:font-name="Liberation Serif" fo:font-size="8pt" fo:letter-spacing="normal" fo:language="es" fo:country="AR" fo:font-style="normal" style:text-underline-style="none" fo:font-weight="normal" style:letter-kerning="true" fo:background-color="transparent" loext:char-shading-value="0" style:font-name-asian="Droid Sans Fallback" style:font-size-asian="8pt" style:language-asian="zh" style:country-asian="CN" style:font-style-asian="normal" style:font-weight-asian="normal" style:font-name-complex="Droid Sans Devanagari" style:font-size-complex="8pt" style:language-complex="hi" style:country-complex="IN" style:font-style-complex="normal" style:font-weight-complex="normal" style:text-scale="100%" text:display="true"/>
    </style:style>
    <style:style style:name="T38" style:family="text">
      <style:text-properties fo:font-variant="normal" fo:text-transform="none" style:use-window-font-color="true" loext:opacity="0%" style:text-line-through-style="none" style:text-line-through-type="none" style:text-position="0% 100%" style:font-name="Liberation Serif" fo:font-size="8pt" fo:letter-spacing="normal" fo:language="es" fo:country="AR" fo:font-style="normal" style:text-underline-style="none" fo:font-weight="normal" officeooo:rsid="0040d54f" style:letter-kerning="true" fo:background-color="transparent" loext:char-shading-value="0" style:font-name-asian="Droid Sans Fallback" style:font-size-asian="8pt" style:language-asian="zh" style:country-asian="CN" style:font-style-asian="normal" style:font-weight-asian="normal" style:font-name-complex="Droid Sans Devanagari" style:font-size-complex="8pt" style:language-complex="hi" style:country-complex="IN" style:font-style-complex="normal" style:font-weight-complex="normal" style:text-scale="100%" text:display="true"/>
    </style:style>
    <style:style style:name="T39" style:family="text">
      <style:text-properties fo:font-variant="normal" fo:text-transform="none" style:use-window-font-color="true" loext:opacity="0%" style:text-line-through-style="none" style:text-line-through-type="none" style:text-position="0% 100%" style:font-name="Liberation Serif" fo:font-size="8pt" fo:letter-spacing="normal" fo:language="es" fo:country="AR" fo:font-style="normal" style:text-underline-style="none" fo:font-weight="bold" style:letter-kerning="true" fo:background-color="transparent" loext:char-shading-value="0" style:font-name-asian="Droid Sans Fallback" style:font-size-asian="8pt" style:language-asian="zh" style:country-asian="CN" style:font-style-asian="normal" style:font-weight-asian="bold" style:font-name-complex="Droid Sans Devanagari" style:font-size-complex="8pt" style:language-complex="hi" style:country-complex="IN" style:font-style-complex="normal" style:font-weight-complex="bold" style:text-scale="100%" text:display="true"/>
    </style:style>
    <style:style style:name="T40" style:family="text">
      <style:text-properties fo:font-variant="normal" fo:text-transform="none" style:use-window-font-color="true" loext:opacity="0%" style:text-line-through-style="none" style:text-line-through-type="none" style:text-position="0% 100%" style:font-name="Liberation Serif" fo:letter-spacing="normal" fo:language="es" fo:country="AR" fo:font-style="normal" style:text-underline-style="none" fo:font-weight="normal" style:letter-kerning="true" fo:background-color="transparent" loext:char-shading-value="0" style:font-name-asian="Droid Sans Fallback" style:language-asian="zh" style:country-asian="CN" style:font-style-asian="normal" style:font-weight-asian="normal" style:font-name-complex="Droid Sans Devanagari" style:language-complex="hi" style:country-complex="IN" style:font-style-complex="normal" style:font-weight-complex="normal" style:text-scale="100%" text:display="true"/>
    </style:style>
    <style:style style:name="T41" style:family="text">
      <style:text-properties fo:font-variant="normal" fo:text-transform="none" style:use-window-font-color="true" loext:opacity="0%" style:text-line-through-style="none" style:text-line-through-type="none" style:text-position="0% 100%" style:font-name="Liberation Serif" fo:letter-spacing="normal" fo:language="es" fo:country="AR" fo:font-style="normal" style:text-underline-style="none" fo:font-weight="normal" officeooo:rsid="0047da2f" style:letter-kerning="true" fo:background-color="transparent" loext:char-shading-value="0" style:font-name-asian="Droid Sans Fallback" style:language-asian="zh" style:country-asian="CN" style:font-style-asian="normal" style:font-weight-asian="normal" style:font-name-complex="Droid Sans Devanagari" style:language-complex="hi" style:country-complex="IN" style:font-style-complex="normal" style:font-weight-complex="normal" style:text-scale="100%" text:display="true"/>
    </style:style>
    <style:style style:name="T42" style:family="text">
      <style:text-properties fo:font-variant="normal" fo:text-transform="none" style:use-window-font-color="true" loext:opacity="0%" style:text-line-through-style="none" style:text-line-through-type="none" style:text-position="0% 100%" style:font-name="Liberation Serif" fo:letter-spacing="normal" fo:language="es" fo:country="AR" fo:font-style="normal" style:text-underline-style="none" fo:font-weight="normal" officeooo:rsid="005015db" style:letter-kerning="true" fo:background-color="transparent" loext:char-shading-value="0" style:font-name-asian="Droid Sans Fallback" style:language-asian="zh" style:country-asian="CN" style:font-style-asian="normal" style:font-weight-asian="normal" style:font-name-complex="Droid Sans Devanagari" style:language-complex="hi" style:country-complex="IN" style:font-style-complex="normal" style:font-weight-complex="normal" style:text-scale="100%" text:display="true"/>
    </style:style>
    <style:style style:name="T43" style:family="text">
      <style:text-properties fo:font-variant="normal" fo:text-transform="none" style:use-window-font-color="true" loext:opacity="0%" style:text-line-through-style="none" style:text-line-through-type="none" style:text-position="0% 100%" style:font-name="Liberation Serif" fo:letter-spacing="normal" fo:language="es" fo:country="AR" fo:font-style="normal" style:text-underline-style="none" fo:font-weight="normal" officeooo:rsid="0048b0fa" style:letter-kerning="true" fo:background-color="transparent" loext:char-shading-value="0" style:font-name-asian="Droid Sans Fallback" style:language-asian="zh" style:country-asian="CN" style:font-style-asian="normal" style:font-weight-asian="normal" style:font-name-complex="Droid Sans Devanagari" style:language-complex="hi" style:country-complex="IN" style:font-style-complex="normal" style:font-weight-complex="normal" style:text-scale="100%" text:display="true"/>
    </style:style>
    <style:style style:name="T44" style:family="text">
      <style:text-properties fo:font-variant="normal" fo:text-transform="none" style:use-window-font-color="true" loext:opacity="0%" style:text-line-through-style="none" style:text-line-through-type="none" style:text-position="0% 100%" style:font-name="Liberation Serif" fo:letter-spacing="normal" fo:language="es" fo:country="AR" fo:font-style="normal" style:text-underline-style="none" fo:font-weight="normal" officeooo:rsid="004b9712" style:letter-kerning="true" fo:background-color="transparent" loext:char-shading-value="0" style:font-name-asian="Droid Sans Fallback" style:language-asian="zh" style:country-asian="CN" style:font-style-asian="normal" style:font-weight-asian="normal" style:font-name-complex="Droid Sans Devanagari" style:language-complex="hi" style:country-complex="IN" style:font-style-complex="normal" style:font-weight-complex="normal" style:text-scale="100%" text:display="true"/>
    </style:style>
    <style:style style:name="T45" style:family="text">
      <style:text-properties style:font-style-complex="italic"/>
    </style:style>
    <style:style style:name="T46" style:family="text">
      <style:text-properties officeooo:rsid="003a98fb" style:font-style-complex="italic"/>
    </style:style>
    <style:style style:name="T47" style:family="text">
      <style:text-properties officeooo:rsid="003f8c3d" style:font-style-complex="italic"/>
    </style:style>
    <style:style style:name="T48" style:family="text">
      <style:text-properties officeooo:rsid="00342355" style:font-style-complex="italic"/>
    </style:style>
    <style:style style:name="T49" style:family="text">
      <style:text-properties officeooo:rsid="00464164" style:font-style-complex="italic"/>
    </style:style>
    <style:style style:name="T50" style:family="text">
      <style:text-properties fo:font-weight="bold"/>
    </style:style>
    <style:style style:name="T51" style:family="text">
      <style:text-properties fo:font-weight="bold" style:font-weight-asian="bold" style:font-style-complex="italic" style:font-weight-complex="bold"/>
    </style:style>
    <style:style style:name="T52" style:family="text">
      <style:text-properties fo:font-weight="bold" officeooo:rsid="003a98fb" style:font-weight-asian="bold" style:font-style-complex="italic" style:font-weight-complex="bold"/>
    </style:style>
    <style:style style:name="T53" style:family="text">
      <style:text-properties fo:font-weight="bold" officeooo:rsid="003ebce1" style:font-weight-asian="bold" style:font-style-complex="italic" style:font-weight-complex="bold"/>
    </style:style>
    <style:style style:name="T54" style:family="text">
      <style:text-properties fo:font-weight="bold" style:font-weight-asian="bold" style:font-weight-complex="bold"/>
    </style:style>
    <style:style style:name="T55" style:family="text">
      <style:text-properties fo:font-weight="bold" officeooo:rsid="003a98fb" style:font-weight-asian="bold" style:font-weight-complex="bold"/>
    </style:style>
    <style:style style:name="T56" style:family="text">
      <style:text-properties fo:font-weight="bold" officeooo:rsid="003cce9c" style:font-weight-asian="bold" style:font-weight-complex="bold"/>
    </style:style>
    <style:style style:name="T57" style:family="text">
      <style:text-properties fo:font-weight="bold" officeooo:rsid="004f6598" style:font-weight-asian="bold" style:font-weight-complex="bold"/>
    </style:style>
    <style:style style:name="T58" style:family="text">
      <style:text-properties fo:font-weight="bold" officeooo:rsid="00444854" style:font-weight-asian="bold" style:font-weight-complex="bold"/>
    </style:style>
    <style:style style:name="T59" style:family="text">
      <style:text-properties fo:font-weight="bold" officeooo:rsid="0045b9a2" style:font-weight-asian="bold" style:font-weight-complex="bold"/>
    </style:style>
    <style:style style:name="T60" style:family="text">
      <style:text-properties fo:font-weight="bold" officeooo:rsid="0054a856" style:font-weight-asian="bold" style:font-weight-complex="bold"/>
    </style:style>
    <style:style style:name="T61" style:family="text">
      <style:text-properties officeooo:rsid="001e95d6"/>
    </style:style>
    <style:style style:name="T62" style:family="text">
      <style:text-properties officeooo:rsid="003a98fb"/>
    </style:style>
    <style:style style:name="T63" style:family="text">
      <style:text-properties fo:font-weight="normal" officeooo:rsid="003a98fb" style:font-weight-asian="normal" style:font-weight-complex="normal"/>
    </style:style>
    <style:style style:name="T64" style:family="text">
      <style:text-properties fo:font-style="italic"/>
    </style:style>
    <style:style style:name="T65" style:family="text">
      <style:text-properties officeooo:rsid="003b46dc"/>
    </style:style>
    <style:style style:name="T66" style:family="text">
      <style:text-properties officeooo:rsid="003cce9c"/>
    </style:style>
    <style:style style:name="T67" style:family="text">
      <style:text-properties officeooo:rsid="003e0b4f"/>
    </style:style>
    <style:style style:name="T68" style:family="text">
      <style:text-properties officeooo:rsid="003fe7ec"/>
    </style:style>
    <style:style style:name="T69" style:family="text">
      <style:text-properties officeooo:rsid="0040d54f"/>
    </style:style>
    <style:style style:name="T70" style:family="text">
      <style:text-properties officeooo:rsid="00444854"/>
    </style:style>
    <style:style style:name="T71" style:family="text">
      <style:text-properties officeooo:rsid="0045b9a2"/>
    </style:style>
    <style:style style:name="T72" style:family="text">
      <style:text-properties officeooo:rsid="00464164"/>
    </style:style>
    <style:style style:name="T73" style:family="text">
      <style:text-properties officeooo:rsid="0046d0e0"/>
    </style:style>
    <style:style style:name="T74" style:family="text">
      <style:text-properties officeooo:rsid="0047da2f"/>
    </style:style>
    <style:style style:name="T75" style:family="text">
      <style:text-properties officeooo:rsid="0048b0fa"/>
    </style:style>
    <style:style style:name="T76" style:family="text">
      <style:text-properties officeooo:rsid="004a59d8"/>
    </style:style>
    <style:style style:name="T77" style:family="text">
      <style:text-properties officeooo:rsid="004a6fb4"/>
    </style:style>
    <style:style style:name="T78" style:family="text">
      <style:text-properties officeooo:rsid="004b9712"/>
    </style:style>
    <style:style style:name="T79" style:family="text">
      <style:text-properties officeooo:rsid="004bd18e"/>
    </style:style>
    <style:style style:name="T80" style:family="text">
      <style:text-properties officeooo:rsid="004cd3d9"/>
    </style:style>
    <style:style style:name="T81" style:family="text">
      <style:text-properties officeooo:rsid="004e1867" fo:background-color="#ffff00" loext:char-shading-value="0"/>
    </style:style>
    <style:style style:name="T82" style:family="text">
      <style:text-properties officeooo:rsid="004f6598"/>
    </style:style>
    <style:style style:name="T83" style:family="text">
      <style:text-properties officeooo:rsid="005015db"/>
    </style:style>
    <style:style style:name="T84" style:family="text">
      <style:text-properties officeooo:rsid="0051cf9a"/>
    </style:style>
    <style:style style:name="T85" style:family="text">
      <style:text-properties officeooo:rsid="005361da"/>
    </style:style>
    <style:style style:name="T86" style:family="text">
      <style:text-properties officeooo:rsid="00548395"/>
    </style:style>
    <style:style style:name="T87" style:family="text">
      <style:text-properties officeooo:rsid="0054a856"/>
    </style:style>
    <style:style style:name="T88" style:family="text">
      <style:text-properties officeooo:rsid="0055c08c"/>
    </style:style>
    <style:style style:name="T89" style:family="text">
      <style:text-properties fo:font-size="8pt" style:font-size-asian="8pt" style:font-size-complex="8pt"/>
    </style:style>
    <style:style style:name="T90" style:family="text">
      <style:text-properties fo:font-size="8pt" officeooo:rsid="003fe7ec" style:font-size-asian="8pt" style:font-size-complex="8pt"/>
    </style:style>
    <style:style style:name="T91" style:family="text">
      <style:text-properties fo:font-size="8pt" officeooo:rsid="0040d54f" style:font-size-asian="8pt" style:font-size-complex="8pt"/>
    </style:style>
    <style:style style:name="T92" style:family="text">
      <style:text-properties fo:font-size="8pt" style:font-size-asian="8pt" style:font-size-complex="8pt" style:font-style-complex="italic"/>
    </style:style>
    <style:style style:name="T93" style:family="text">
      <style:text-properties fo:font-size="8pt" officeooo:rsid="004bd18e" style:font-size-asian="8pt" style:font-size-complex="8pt"/>
    </style:style>
    <style:style style:name="T94" style:family="text">
      <style:text-properties fo:font-size="8pt" fo:font-weight="bold" style:font-size-asian="8pt" style:font-weight-asian="bold" style:font-size-complex="8pt" style:font-weight-complex="bold"/>
    </style:style>
    <style:style style:name="T95" style:family="text">
      <style:text-properties officeooo:rsid="005728af"/>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magen"/>
      </text:sequence-decls>
      <text:section text:style-name="Sect1" text:name="Section3">
        <text:p text:style-name="P1">Defensa de Tesis doctoral. Darío Bruno</text:p>
        <text:p text:style-name="P1"/>
        <text:p text:style-name="P1"/>
        <text:p text:style-name="P1">1)</text:p>
        <text:p text:style-name="P32">Buenos d<text:span text:style-name="T1">ías. Muchas gracias. </text:span></text:p>
        <text:p text:style-name="P33"><text:span text:style-name="T11">L</text:span>os antecedentes de esta tesis provienen de la investigación realizada para la Maestría en Docencia Universitaria de la UBA en la que <text:span text:style-name="T55">me interrogu</text:span><text:span text:style-name="T28">é</text:span><text:span text:style-name="T54"> <text:s/></text:span><text:span text:style-name="T57">sobre</text:span><text:span text:style-name="T54"> el perfil del psicólogo que puede extraerse de los diversos planes de estudio de la carrera de psicología en la UBA. </text:span><text:span text:style-name="T63">Una pregunta que </text:span>podría formularse a modo general de la siguiente manera: <text:span text:style-name="T54">“¿Qué psicólogo o psicóloga puede pensarse a la luz del análisis de su formación curricular?”</text:span>.</text:p>
        <text:p text:style-name="P1">Relevando y analizando cada uno de los planes de estudio desde el origen de la carrera en 1957 hasta el plan de 1985 me encontré con <text:s/><text:span text:style-name="T51">El </text:span><text:span text:style-name="T52">llamado “</text:span><text:span text:style-name="T51">plan 66”</text:span><text:span text:style-name="T45">. </text:span><text:span text:style-name="T46">U</text:span><text:span text:style-name="T45">n plan </text:span><text:span text:style-name="T46">cuyo surgimiento, caracter</text:span><text:span text:style-name="T23">ísticas e influencias parecía ser central </text:span><text:span text:style-name="T45">en la formación de psicólogos en la UBA. <text:s/></text:span></text:p>
        <text:p text:style-name="P1"/>
        <text:p text:style-name="P33">2) <text:span text:style-name="T62">El </text:span>Objeto de Estudio <text:span text:style-name="T82">de esta tesis </text:span>es el <text:span text:style-name="T64">Análisis y contextualización histórica</text:span> del <text:span text:style-name="T50">plan de estudios de 1966</text:span> de la carrera de Psicología de la Universidad de Buenos Aires y <text:span text:style-name="T64">sus consecuencias</text:span> en la temprana formación de psicólogos en la UBA.</text:p>
        <text:p text:style-name="P1"/>
        <text:p text:style-name="P34">3) El plan de estudios de 1966 muestra una serie de interacciones entre aspectos disciplinares y políticos-institucionales que lo hacen único. <text:line-break/><text:span text:style-name="T65">S</text:span>u particular origen y su notable influencia en la formación de los psicólog<text:span text:style-name="T65">o</text:span>s y psicólogas de la UBA lo convierten en un «parte aguas». <text:span text:style-name="T65">Un acontecimiento</text:span><text:span text:style-name="T12"> qué no sólo divide el análisis de la formación de los psicólogos UBA en dos momentos sino también en eje del diálogo curricular de los últimos 50 años.</text:span></text:p>
        <text:p text:style-name="P1">Se parte de la hipótesis que el plan de estudios de 1966 tuvo una posición singular y rupturista en la formación del Psicólogo de la UBA</text:p>
        <text:p text:style-name="P1"/>
        <text:p text:style-name="P35">4) Metodología: La metodología utilizada para el cumplimiento de los objetivos de la tesis s<text:span text:style-name="T54">e </text:span><text:span text:style-name="T57">dirigi</text:span><text:span text:style-name="T29">ó</text:span><text:span text:style-name="T54"> fundamentalmente a la exploración e indagación de las fuentes primarias y su contextualización histórica</text:span>.</text:p>
        <text:p text:style-name="P36">Para ello <text:span text:style-name="T54">se privilegiaron instrumentos metodol</text:span><text:span text:style-name="T27">ógicos que permitieron</text:span><text:span text:style-name="T54"> el establecimiento de diacronías conceptuales a partir del establecimiento del “acontecimiento-suceso”</text:span> disruptivo, de los análisis de los debates teóricos y su contextualización socio- política.</text:p>
        <text:p text:style-name="P36">As<text:span text:style-name="T1">í abordado, </text:span><text:span text:style-name="T27">el acontecimiento histórico manifiesta sus características de disruptivo y singular y como estructura narrativa se convierte en un analizador de realidades sociales complejas y diversas</text:span></text:p>
        <text:p text:style-name="P35"><text:span text:style-name="T66"><text:s/></text:span><text:span text:style-name="T67">Por lo tanto s</text:span><text:span text:style-name="T54">e </text:span><text:span text:style-name="T56">requiere</text:span><text:span text:style-name="T54"> una doble dimensión</text:span> que por una parte estudie la aparición del <text:span text:style-name="T45">acontecimiento, sus huellas narrables y su aspecto diacrónico. Es decir, </text:span><text:span text:style-name="T51">lo contemple como emergente en su contexto histórico</text:span><text:span text:style-name="T45">. Mientras que por otro </text:span><text:span text:style-name="T51">lo localice en un estudio empírico (fuentes primarias) sistemático y sincrónico</text:span><text:span text:style-name="T45">. Para esto último esta tesis hará uso, fundamentalmente, de los planes de estudio en tanto estos están atravesados por lo político institucional.</text:span></text:p>
        <text:p text:style-name="P2"/>
        <text:p text:style-name="P2">Fuentes primarias</text:p>
        <text:p text:style-name="P2">● Resoluciones de planes de estudio desde 1957 a 1985</text:p>
        <text:p text:style-name="P2">● Programas de asignaturas desde 1967 a 1970</text:p>
        <text:p text:style-name="P2">● Archivo histórico virtual de la Facultad de Psicología - UBA</text:p>
        <text:p text:style-name="P2">● Leyes y Resoluciones Nacionales sobre el ejercicio profesional</text:p>
        <text:p text:style-name="P2">● Leyes universitarias</text:p>
        <text:p text:style-name="P2">● Notas internas UBA</text:p>
        <text:p text:style-name="P2"><text:soft-page-break/>● Resoluciones de renuncias de profesores y auxiliares docentes 1966</text:p>
        <text:p text:style-name="P2">● Concurso APBA (Asociación de Psicólogos de Buenos Aires)</text:p>
        <text:p text:style-name="P2"/>
        <text:p text:style-name="P1"/>
        <text:p text:style-name="P1">5)</text:p>
        <text:p text:style-name="P37">Les propongo un brev<text:span text:style-name="T1">ísimo y sesgado recorrido que nos permita plantear algunas de los ejes que se entienden como “tensiones” en el origen de la carrera de Psicología en la UBA:</text:span></text:p>
        <text:p text:style-name="P30">La carrera en la UBA comienza en 1957 en la FfyL en el marco del segundo movimiento reformista iniciado en 1955 con la revolución libertadora que derrocó a Perón. Aquí podemos señalar una primera tensión de origen: la política</text:p>
        <text:p text:style-name="P30">A su vez, al interior de la UBA, y particularmente en la Facultad se manifestaban tensiones entre los miembros de la comunidad académica mas conservadores y los que impulsaban reformas modernas.</text:p>
        <text:p text:style-name="P30">Otro eje y fuente de tensiones se enmarca en la resolución Carrillo de 1954 y la limitación del ejercicio de la psicoterapia y el psicoanálisis en exclusividad a la profesión médica. Este eje lo denominaremos el eje Legal.</text:p>
        <text:p text:style-name="P30">Por último y como efecto de las necesidades de mayores y mejores definiciones disciplinares comienzan una serie de tensiones curriculares que pretenden ser resueltas con el plan de 1962</text:p>
        <text:p text:style-name="P1"/>
        <text:p text:style-name="P38">6)</text:p>
        <text:p text:style-name="P40"><text:span text:style-name="T1">La llamada década dorada de la UBA que va de 1955 a 1966 se caracteriza por una serie de logros en varias dimensiones </text:span><text:span text:style-name="T13">en las que se impone una mentalidad en la UBA de modernización, autonomía y refundación de los principios fundamentales de la reforma de 1918</text:span><text:span text:style-name="T1">.</text:span></text:p>
        <text:p text:style-name="P40"><text:span text:style-name="T1">Propongo resumir algunos </text:span><text:span text:style-name="T13">logros </text:span><text:span text:style-name="T1">que hacen al tema que nos interesa.</text:span></text:p>
        <text:p text:style-name="P31">A nivel institucional y, vía el reciente Departamento de Extensión Universitaria, se crea del Departamento de Orientación Vocacional. La influencia de la DOV al interior de la Facultad <text:s/>se hizo fundamental, sus primeros directores adecuaron baremos para test psicométricos elaborados en el extranjero, realizaron estudios sobre psicoestadística y mientras tanto formaban estudiantes y docentes en Orientación Vocacional e investigación.</text:p>
        <text:p text:style-name="P38">El aumento de estudiantes en las jóvenes carreras de Psicología, Sociología y Ciencias de la Educación promovieron nuevos cargos docentes y estimularon la sustanciación de concursos de profesores para la constitución de una Junta Departamental. </text:p>
        <text:p text:style-name="P39">La Facultad de Filosof<text:span text:style-name="T1">ía y Letras, departamentalizada, crea del Departamento de Psicología entre otros que inician un fecundo dialogo con otras disciplinas y carreras de la Facultad</text:span></text:p>
        <text:p text:style-name="P38"/>
        <text:p text:style-name="P38"/>
        <text:p text:style-name="P41">7)</text:p>
        <text:p text:style-name="P41">En este contexto se elevó en octubre de 1962 un nuevo plan de estudios que<text:span text:style-name="T51"> intentaría equilibrar las tendencias profesionalistas y las científicas con la inclusión de las orientaciones y especializaciones.</text:span><text:span text:style-name="T45"> </text:span></text:p>
        <text:p text:style-name="P3">Este nuevo plan de estudios implicó dos años de minucioso estudio e investigación por parte del Departamento de Psicología analizando currículos nacionales e internacionales.</text:p>
        <text:p text:style-name="P6">El nuevo plan se enmarcó en una situación novedosa, ya que, sin perder identidad nacional, tuvo la pretensión de mantenerse al día en el estado del arte de la psicología a nivel mundial.</text:p>
        <text:p text:style-name="P41"><text:span text:style-name="T53">E</text:span><text:span text:style-name="T51">l clima político institucional favorec</text:span><text:span text:style-name="T30">í</text:span><text:span text:style-name="T31">a</text:span><text:span text:style-name="T51"> las interacciones sociales </text:span><text:span text:style-name="T53">que</text:span><text:span text:style-name="T51"> enriquecieron los intercambios intelectuales y delinearon una identidad entre el estudiantado </text:span><text:span text:style-name="T53">e inclusive en su relaci</text:span><text:span text:style-name="T31">ón con sus profesores.</text:span></text:p>
        <text:p text:style-name="P6">Las especializaciones del plan de 1962 eran: Psicología Clínica; Orientación Vocacional y Profesional; Teoría e Investigación Psicológica y Psicología Educacional.</text:p>
        <text:p text:style-name="P42"><text:span text:style-name="T47">E</text:span><text:span text:style-name="T45">l plan de 1962 </text:span><text:span text:style-name="T47">manifiesta </text:span><text:span text:style-name="T45">una declaración, una posición, un mensaje dirigido a los médicos y a la comunidad toda, que los psicólogos y psicólogas de la UBA </text:span><text:span text:style-name="T47">se estaban formando</text:span><text:span text:style-name="T45"> “para el ejercicio de </text:span><text:soft-page-break/><text:span text:style-name="T45">la psicoterapia y el psicoanálisis” ya que se enseñaba en la Carrera de grado aquello que había estado prohibido desde antes de su creación.</text:span></text:p>
        <text:p text:style-name="P2"/>
        <text:p text:style-name="P46"><text:span text:style-name="T69">8) </text:span><text:span text:style-name="T90">En Julio de 1963, con el 25% de los votos y el peronismo proscripto por el gobierno de Guido, fue elegido presidente de la Nación Argentina el Dr Arturo Illia. </text:span><text:span text:style-name="T91">Las fuerzas armadas descontentas con el gobierno democr</text:span><text:span text:style-name="T38">ático, junto con sus aliados comenzaron una campaña de desprestigio presentando al presidente Illia como un líder débil, en oposición al Onganía.</text:span></text:p>
        <text:p text:style-name="P47"><text:span text:style-name="T25">Durante la década de 1960 l</text:span><text:span text:style-name="T34">os movimientos estudiantiles se co</text:span><text:span text:style-name="T27">mprometían cada vez más con la política nacional</text:span><text:span text:style-name="T1">. Asimismo las Fuerzas armadas comenzaron a mirar hacia adentro considerando que el enemigo comunista y revolucionario se encontraba mimetizado en la población civil.</text:span></text:p>
        <text:p text:style-name="P48"><text:span text:style-name="T32">L</text:span><text:span text:style-name="T33">a autonomía de las universidades respecto de los poderes temporales fue siempre motivo de disputa -desde los orígenes de las agrupaciones de estudiantes y docentes del siglo XIII- y se entiende porque </text:span><text:span text:style-name="T32">l</text:span><text:span text:style-name="T54">os militares entendían que al limitar su accionar disciplinador, la autonomía universitaria constituía un obstáculo para el cumplimiento de sus funciones.</text:span></text:p>
        <text:p text:style-name="P59">La atmósfera previa <text:span text:style-name="T82">al golpe de estado señala la </text:span>tensión entre las fuerzas militares y de seguridad por un lado y la Universidad por el otro y permite <text:span text:style-name="T82">entender</text:span> <text:span text:style-name="T82">la </text:span>saña con la que el gobierno de facto de <text:span text:style-name="T54">Onganía atacó a la Universidad que comenzaba a ser tildada por las facciones de derecha como revolucionaria, indisciplinada, comunista y carente de valores cristianos.</text:span></text:p>
        <text:p text:style-name="P45"/>
        <text:p text:style-name="P44">(Durante la presidencia del Dr. Illia los Centros de Estudiantes Universitarios realizaron varios actos que protagonizaron los jóvenes con el apoyo de algunos partidos políticos. los estudiantes ponían en su mira a las Fuerzas Armadas como “instrumento del imperialismo norteamericano” (Morero, 2016, p.17). Durante un acto en el que se honraba el 51o aniversario de la muerte de Julio A. Roca, los estudiantes que se encontraban en la Facultad de Ciencias Exactas, justo sobre el monumento ecuestre en donde tenía sede el acto, comenzaron a tirar monedas e insultar a los uniformados presentes entre los que estaba el general Juan Carlos Onganía.</text:p>
        <text:p text:style-name="P43"><text:span text:style-name="T48">Las fuerzas de seguridad acusaron a la autonomía universitaria como la causa de estos desmanes, por la cual entendieron que al prohibir el ingreso a las aulas de las fuerzas de seguridad se limitaba el accionar regulador y disciplinar de la policía. </text:span><text:span text:style-name="T45">)</text:span></text:p>
        <text:p text:style-name="P1"/>
        <text:p text:style-name="P1"><text:span text:style-name="T68">9</text:span>) </text:p>
        <text:p text:style-name="P1">El 28 de junio de 1966 se produjo el golpe militar llamado “Revolución Argentina” que llevaría a la presidencia de facto a Juan Carlos Onganía</text:p>
        <text:p text:style-name="P60">Este golpe, ya en su nominación, se proponía como una revolución para todo el país que iba a modificar no solo la base de la política sino también de la cultura de la sociedad. Dentro de este cambio cultural <text:span text:style-name="T51">los estudios superiores no iban estar exentos ya que se presentaban como un territorio hostil para el nuevo gobierno y, por lo tanto, debían someterse al nuevo orden propuesto.</text:span></text:p>
        <text:p text:style-name="P1">El golpe del 28 de junio 1966 llevó al poder a un régimen burocrático autoritario que inyectó en las Universidades, vía su intervención, a un grupo de colaboradores conservadores, liberales autoritarios, nacionalistas y antisemitas.</text:p>
        <text:p text:style-name="P1"/>
        <text:p text:style-name="P1">10)</text:p>
        <text:p text:style-name="P1"><text:span text:style-name="T70">Al mes del golpe, </text:span>El 29 de julio de 1966 Onganía firmó el Decreto No 16.912 que <text:span text:style-name="T54">subordinó a las autoridades universitarias a las directivas del Ministerio de Educación, lo que claramente apuntó a disolver la autonomía universitaria</text:span>. <text:span text:style-name="T89">La idea de este Decreto era convertir a las autoridades de las casas de estudio en personal administrativo que sólo cumpliera las resoluciones del gobierno. A su vez l</text:span><text:span text:style-name="T94">as agrupaciones estudiantiles, muy movilizadas, debían abstenerse de realizar actividades políticas bajo la amenaza de disolución de los centros de estudiantes.</text:span><text:span text:style-name="T89"> Una vez decretada la ley los Rectores y Decanos debían comunicar personalmente al Ministerio, </text:span><text:span text:style-name="T94">dentro de las 48 horas, la asunción de las funciones administrativas antes descritas</text:span><text:span text:style-name="T89">.</text:span></text:p>
        <text:p text:style-name="P1"/>
        <text:p text:style-name="P60">La autonomía universitaria, baluarte del reformismo de la década anterior, había sido desbaratada dando comienzo a una serie de tomas en distintas Facultades (Ciencias Exactas y Naturales, Arquitectura, Ingeniería, Filosofía y Letras y Medicina) a fin de resistir la intervención del gobierno de facto. Estas tomas pacíficas estaban protagonizadas por estudiantes, profesores y autoridades universitarias. Mucho antes de cumplirse las 48 hs. reglamentarias el gobierno ordenó a la Guardia de Infantería que intervenga. Ingeniería, Arquitectura (que tenía sede en la calle Perú N° 222) y Filosofía y Letras (desde 1965 con sede en Av. Independencia N° 3065) serían desalojadas violentamente, <text:s/>la violencia mayor se concentraría en la sede de la Facultad de Ciencias Exactas </text:p>
        <text:p text:style-name="P1">Las clases fueron suspendidas a partir de los primeros días de agosto durante semanas retomadas paulatinamente hacia el 22 de de ese mes; en las Facultades de Ciencias Exactas y Naturales y Filosofía y Letras el regreso fue durante el mes de octubre. </text:p>
        <text:p text:style-name="P1"><text:soft-page-break/></text:p>
        <text:p text:style-name="P1">11)</text:p>
        <text:p text:style-name="P1">El rector de la UBA y la totalidad de los decanos renunciaron masivamente. En la Facultad de Filosofía y Letras renunciaron unos 300 docentes referentes fundamentales de la Carrera de Psicología. El grupo reformista e innovador que venía trabajando desde 1957 y <text:span text:style-name="T83">que </text:span>se había reforzado a comienzos de 1960 virtualmente se quebró y se vaciaron las aulas. </text:p>
        <text:p text:style-name="P1">Varios profesionales de la derecha católica con vínculos con la UBA y, obviamente, las Fuerzas Armadas tomaron las riendas del sistema educativo desde la Secretaría de Educación. Esta combinación (Fuerzas Armadas, catolicismo, ideología de derecha) tendrá importantes consecuencias al interior de la UBA y en particular en la carrera de Psicología, en tanto se oponían a los esfuerzos renovadores de la década anterior en la que había surgido la carrera.</text:p>
        <text:p text:style-name="P1">E<text:span text:style-name="T51">l 16 de agosto de 1966 se nombró rector de la UBA al Dr. Luis Botet,</text:span><text:span text:style-name="T45"> un juez penal y funcionario de la Revolución Libertadora que además había sido procurador del Tesoro durante el gobierno de Aramburu y </text:span><text:span text:style-name="T49">ten</text:span><text:span text:style-name="T24">ía</text:span><text:span text:style-name="T45"> fuertes vínculos con la Marina,</text:span></text:p>
        <text:p text:style-name="P1"/>
        <text:p text:style-name="P1"/>
        <text:p text:style-name="P1">12)</text:p>
        <text:p text:style-name="P49"><text:span text:style-name="T70">L</text:span><text:span text:style-name="T58">as </text:span><text:span text:style-name="T54">renuncias tenían un fuerte carácter declaratorio de manifiesto descontento</text:span> dando comienzo a las <text:span text:style-name="T54">polémicas entre </text:span><text:span text:style-name="T59">aquellos </text:span><text:span text:style-name="T54">renunciantes</text:span> <text:span text:style-name="T71">que consideraban que retornar a las aulas era apoyar la intervenci</text:span><text:span text:style-name="T15">ón</text:span> <text:span text:style-name="T54">y los que entendían que se debía luchar desde adentro </text:span>contra el régimen. Es importante destacar <text:span text:style-name="T54">el fuerte apoyo del movimiento estudiantil a estos últimos, dado que la alternativa los dejaba sin clases.</text:span></text:p>
        <text:p text:style-name="P50">Seg<text:span text:style-name="T1">ún los testimonios de los graduados y estudiantes mientras que la mayoría de los docentes renunciaban, aquellos que no lo hicieron fueron despedidos. El vaciamiento de la Carrera llevó a los estudiantes a intentar terminar sus estudios por otras vías, como cuenta José Töpf, algunos docentes se trasladaron a Montevideo para conversar con representantes de la Facultad de Humanidades de la República. Entre las alternativas pensadas se encontraba un proyecto de crear una Universidad en la Asociación de Psicólogos de Buenos Aires.</text:span></text:p>
        <text:p text:style-name="P50"><text:span text:style-name="T51">Se intent</text:span><text:span text:style-name="T30">ó resistir la intervención, sin embargo, la renuncia de sus referentes principales en la planta docente, el debilitamiento sistemático de las resistencias a fuerza de represión policial y las cada vez más dificultosas condiciones para finalizar sus estudios hicieron languidecer la fuerza de la cohesión estudiantil y mermó la actividad de resistencia.</text:span></text:p>
        <text:p text:style-name="P1"/>
        <text:p text:style-name="P1"/>
        <text:p text:style-name="P1">13)</text:p>
        <text:p text:style-name="P1">El Rector <text:span text:style-name="T72">Botet </text:span>designó un Comisión Asesora (Res Nº 1995/66) cuya tarea era el diseño de un nuevo plan de estudios para la Carrera de Psicología. </text:p>
        <text:p text:style-name="P61">Los integrantes de esta comisi<text:span text:style-name="T40">ón no pertenecían a la carrera de psicología, obviamente y eran: (Leer)</text:span></text:p>
        <text:p text:style-name="P62">Tanto en los casos de Affani como de Insúa <text:span text:style-name="T74">que proven</text:span><text:span text:style-name="T41">ían de Medicina</text:span> no se han encontrado datos de su afiliación política o ideológica por lo que se los tomará como investigadores prestigiosos del ámbito de la medicina y en el caso de Affani con poca o incomprobable conexión a la disciplina psicológica <text:span text:style-name="T74">siendo el titular de la c</text:span><text:span text:style-name="T41">átedra de Fisiología Animal</text:span>. En cambio en los casos notables de Brie y de Tramezzani <text:span text:style-name="T74">(investigador en neurobiolog</text:span><text:span text:style-name="T41">í</text:span><text:span text:style-name="T74">a) </text:span>ambos eran de derecha católica, anticomunistas y antisemitas y se encontrarán, más adelante, ligados a casos de corrupción vinculados con el recién creado CONICET durante <text:span text:style-name="T74">el gobierno de facto de 1976</text:span>. Por último, son destacables las particularidades de Asti Vera <text:span text:style-name="T73">que <text:s/></text:span><text:span text:style-name="T83">fue</text:span><text:span text:style-name="T73"> director del Centro de Estudios de Filosofía Oriental y de la </text:span>Fundación de Estudios de Filosofía y Religiones del Oriente en la Universidad de Buenos Aires, y allí mismo, desde hacía seis años, Director del Departamento de Filosofía de la Facultad de Filosofía y Letras a la que había vuelto después de doce años de ausencia tras el golpe de Estado de la autodenominada Revolución Libertadora de 1955 como promotor de las investigaciones en parapsicología o psicología paranormal en la Universidad de Buenos Aires. <text:span text:style-name="T83">Es decir que Asti Vera hab</text:span><text:span text:style-name="T42">ía participado de la Universidad hasta el inicio de la década dorada.</text:span></text:p>
        <text:p text:style-name="P60"/>
        <text:p text:style-name="P1"><text:span text:style-name="T51">Estos actores fueron quienes diseñaron, en tanto formaban parte del Consejo Asesor nombrado por el Rector, el primer esquema curricular</text:span><text:span text:style-name="T45"> que, luego sentaría las bases de la formación de los psicólogos de la Universidad de Buenos Aires. </text:span></text:p>
        <text:p text:style-name="P1"/>
        <text:p text:style-name="P14"/>
        <text:p text:style-name="P14"><text:soft-page-break/></text:p>
        <text:p text:style-name="P1">14) </text:p>
        <text:p text:style-name="P1"><text:span text:style-name="T51">El 22 de marzo de 1967 se resolvió la aprobación del nuevo plan de estudios que “determinará las funciones que el psicólogo debe desempeñar de acuerdo con los requerimientos del país”</text:span><text:span text:style-name="T45"> </text:span><text:span text:style-name="T92">(Res. (C.S.) No 330/67)</text:span></text:p>
        <text:p text:style-name="P60">Este plan de estudios, calificado de “tomista” por alguno de los psicólogos de la época, nunca se implementó en la forma en que se presentó, pero sentó algunas de las bases en las que se realizaron las modificaciones posteriores.</text:p>
        <text:p text:style-name="P1"><text:span text:style-name="T51">Entre los rasgos que se destacan y perdurarán casi hasta hoy descollaron las nuevas Orientaciones profesionales: La Orientación Jurídica y Forense y la Orientación Industrial y Laboral</text:span><text:span text:style-name="T45">. Estas orientaciones fueron diseñadas curricularmente por esta comisión asesora exógena a la profesión, a la carrera y a la Facultad.</text:span></text:p>
        <text:p text:style-name="P1">S<text:span text:style-name="T54">egún se desprende de las resoluciones indicadas no fueron los psicólogos y psicólogas los que determinaron las orientaciones de su profesión, fueron médicos, sociólogos, filósofos y estudiosos de la parapsicología quienes tuvieron la idea primera de incluir las orientaciones en psicología.</text:span></text:p>
        <text:p text:style-name="P1"/>
        <text:p text:style-name="P60">El <text:span text:style-name="T75">plan conten</text:span><text:span text:style-name="T43">ía </text:span>40 asignaturas lo que llevaba a la Carrera a extenderse a más de 6 años. La resolución de marras no contemplaba la tabla de equivalencias con el plan anterior, pase de plan, correlatividades, ni otra información para los alumnos ya cursantes lo que hacía de su virtual implementación una situación caótica. </text:p>
        <text:p text:style-name="P60"/>
        <text:p text:style-name="P1">15) </text:p>
        <text:p text:style-name="P1">Desarrollada por actores externos a la Carrera, con una extensión inusitada, la introducción de asignaturas de claro corte conservador y religioso y absoluta falta de previsión y control respecto de la situación en relación a correlatividades, equivalencias y otros datos que permitan diferenciar un plan de estudios de un mero listado de nombres de materias, <text:span text:style-name="T51">esta versión del plan se presentaba como un cambio bastante radical y poco organizado respecto del trayecto educativo que los y las estudiantes de psicología venían realizando desde 1957</text:span><text:span text:style-name="T45">. </text:span></text:p>
        <text:p text:style-name="P4">(Leer)</text:p>
        <text:p text:style-name="P51">A 10 años de la creación de la carrera <text:span text:style-name="T51">el nuevo plan rompió con el impulso modernizador y reformista a la vez que carecía de elementos básicos como docentes que la dictaran, contenidos que respetaran la tradición formativa, organización de la cursada para los estudiantes, entre otros</text:span><text:span text:style-name="T45">.</text:span></text:p>
        <text:p text:style-name="P1"/>
        <text:p text:style-name="P1">1<text:span text:style-name="T75">6</text:span>)</text:p>
        <text:p text:style-name="P1">El plan de la Comisión Asesora se aprobó el 22 de marzo de 1967, el 10 de abril de ese mismo año se realiza el primer ajuste modificando asignaturas indicando la anualidad de ciertas materias, organizando las orientaciones, explicitando los idiomas a aprobar y otros requerimientos como ser: pases de plan y de ciclos, equivalencias y régimen de correlatividades. </text:p>
        <text:p text:style-name="P1">Es recién <text:span text:style-name="T51">el 25 de agosto de 1967 que se termina de diseñar el plan definitivo</text:span><text:span text:style-name="T45">, el que será conocido como el "Plan 66".</text:span></text:p>
        <text:p text:style-name="P1"/>
        <text:p text:style-name="P1">En este plan de 30 materias (a diferencia de las 40 de la propuesta original), Una de sus novedades destacadas remitían a<text:span text:style-name="T54"> la titulación en los que se distinguiría la Licenciatura en Psicología con o sin mención de la Orientación</text:span>. <text:span text:style-name="T89">Es decir, con la “aprobación de los Ciclos Introductorios y Básico, los idiomas y cuatro asignaturas pertenecientes a las distintas especialidades o veintiocho materias y/o seminarios de los planes anteriores o del actual de la carrera” (Art. 7o. Res. C.S. No 1354/67) se obtenía el título de Licenciado en Psicología de corte generalista, mientras que para la mención de la orientación en el título a los indicado más arriba se debía agregar la “totalidad de las asignaturas de la especialización elegida”</text:span></text:p>
        <text:p text:style-name="P1"/>
        <text:p text:style-name="P1">De este plan <text:span text:style-name="T75">interesa</text:span> destacar <text:span text:style-name="T95">otro</text:span> rasgo importante: <text:span text:style-name="T51">Se lo consideraba un plan de transición</text:span></text:p>
        <text:p text:style-name="P1"/>
        <text:p text:style-name="P1"/>
        <text:p text:style-name="P1">1<text:span text:style-name="T75">7</text:span>)</text:p>
        <text:p text:style-name="P51">El Rector interventor Dr. Botet nombró al Dr. Juan José Ipar como interventor de la carrera de Psicología de la Facultad de Filosofía y Letras. El principal problema del nuevo interventor de la <text:soft-page-break/>Carrera de Psicología era la cobertura de los cargos docentes. Ipar se abocó a la tarea de intentar completar la planta docente y para eso recurrió a varias fuentes<text:span text:style-name="T89">: por un lado, a un grupo de psiquiatras fenomenólogos colegas, por otro a psiquiatras de la Asociación Psicoanalítica Argentina y por último a la Asociación de Psicólogos en dónde estaban, entre otros, los y las auxiliares que habían renunciado.</text:span></text:p>
        <text:p text:style-name="P63"><text:span text:style-name="T85">La APBA creada el </text:span>El 10 de noviembre de 1962 <text:s/><text:span text:style-name="T85">la formaba </text:span>un importante grupo de graduados y graduadas recientes de Psicología<text:span text:style-name="T51">.</text:span></text:p>
        <text:p text:style-name="P58"><text:span text:style-name="T45">El ofrecimiento del Dr. Ipar se repartió en tercios, un tercio para docentes médicos psiquiatras, un tercio para psicoanalistas de APA y el otro para los psicólogos y psicólogas de APBA.</text:span></text:p>
        <text:p text:style-name="P1">La Asociación de Psicólogos de Buenos Aires realizó un concurso interno de antecedentes y en “diciembre de 1967, la Comisión Directiva de la APBA comunica los resultados del mismo” a la Universidad. </text:p>
        <text:p text:style-name="P5">Estos nuevos graduados y graduadas intentaron imprimir en la formación una impronta propia haciendo equilibrio entre sus posiciones políticas respecto del golpe -resistir desde dentro o renunciar-, la necesidad de dar continuidad a la Carrera en la UBA, adecuarse a un plan de estudios promovido y con fuerte injerencia de una gestión interventora y por último intentar transmitir los avatares profesionales a los que se estaban enfrentando. </text:p>
        <text:p text:style-name="P1">Estos <text:span text:style-name="T85">profesionales </text:span>con no más de 5 años de graduados pasan, en pocos meses, d<text:span text:style-name="T51">e ser auxiliares a convertirse en docentes a cargo de asignaturas</text:span><text:span text:style-name="T45">. La gran mayoría con muy poca experiencia en el campo de la docencia y, por razones obvias, en el campo profesional. </text:span></text:p>
        <text:p text:style-name="P1">Es importante destacar que su relación con las autoridades fue claramente asimétirica. Así se observa en las impugnaciones realizadas por Ipar a los concursos de APBA.</text:p>
        <text:p text:style-name="P1">Las y los psicólogos reunidos en la APBA realizaron una tarea casi heroica para la continuidad de la carrera: <text:span text:style-name="T51">debieron superar la ausencia de las y los profesores que los formaron y con quienes los unía un fuerte lazo, enfrentar las dificultades para delimitar un campo disciplinar en una profesión reciente y encontrar un equilibrio entre sus intenciones y las de las autoridades.</text:span><text:span text:style-name="T45"> </text:span></text:p>
        <text:p text:style-name="P1"/>
        <text:p text:style-name="P1">1<text:span text:style-name="T75">8</text:span>)</text:p>
        <text:p text:style-name="P1">Si recapitulamos hasta este momento. Se pueden enumerar algunas características del Plan 66 .</text:p>
        <text:p text:style-name="P51">La idea de un plan <text:span text:style-name="T86">de transici</text:span><text:span text:style-name="T22">ón</text:span> que dice no alterar la propuesta inicial y sin embargo lo hace, <text:span text:style-name="T51">intenta satisfacer a dos amos: las necesidades políticas de responder a la Comisión Asesora nombrada por el Rector y la necesidad de hacer practicable un plan de estudios con docentes psicólogos.</text:span></text:p>
        <text:p text:style-name="P1">El plan definitivo surgió de <text:span text:style-name="T54">una comisión foránea a la carrera</text:span>, era virtualmente impracticable y la urgencia tanto en su diseño como en su implementación lo llevó a realizar un conjunto de modificaciones en un plazo muy cor<text:span text:style-name="T76">t</text:span>o.</text:p>
        <text:p text:style-name="P1">Asimismo la participación de los recientes graduados no se expresó en el diseño curricular sino en la toma de aproximadamente un tercio de la cátedras como responsables de las mismas intentando afianzar en una suerte de «lucha desde adentro» su identidad profesional y que los logros de los planes previos no se disolvieran.</text:p>
        <text:p text:style-name="P1">Por otra parte la «elevación» de la clínica psicoanalítica en Orientación profesional resignificó una tensión que y<text:span text:style-name="T87">a</text:span> estaba en el origen de la carrera a la vez que se fortalecía (la tensión) con las restricciones legales. Es decir: <text:span text:style-name="T54">cuando la ley del Ejercicio profesional de la medicina </text:span><text:span text:style-name="T60">de ese mismo año <text:s/></text:span><text:span text:style-name="T54">prohíbe expresamente a los y las psicólogas el ejercicio de la clínica</text:span>, la carrera de Psicología de la UBA la convierte en Orientación profesional <text:span text:style-name="T76">en </text:span><text:span text:style-name="T18">la titulación</text:span>.</text:p>
        <text:p text:style-name="P1"/>
        <text:p text:style-name="P1">Por último quisiera destacar dos elementos que retomaré en las conclusiones: por un lado la insistencia de la presencia del psicoanálisis parecería como rasgo de oposición al discurso médico y sus consecuencias en la normativa y por el otro el destino inusitado que tendría este plan de transición que formó profesionales en la UB<text:span text:style-name="T76">A</text:span> por más de 20 años.</text:p>
        <text:p text:style-name="P1"/>
        <text:p text:style-name="P1"><text:span text:style-name="T76">19</text:span>)</text:p>
        <text:p text:style-name="P1">Debido a la presión de las movilizaciones populares, en 1973 el gobierno de facto abandonó el poder y llamó a elecciones. Perón siguió proscripto por lo que el candidato del Partido Justicialista sería <text:soft-page-break/>Héctor José Cámpora quien decretó la intervención de las universidades el 29 de mayo de 1973 “Con el fin de adecuarlas al nuevo proyecto de liberación nacional, y a su función de estar al servicio del pueblo” <text:span text:style-name="T89">(Urrutia &amp; Tejera, 2012, pág. 289). Esta intervención se extendería hasta el 17 de septiembre de 1974 siendo los Rectores Interventores de la UBA, Rodolfo Puiggrós, Alberto Banfi, Ernesto Villanueva, Vicente Solano Lima y Raúl Laguzzi.</text:span></text:p>
        <text:p text:style-name="P1"/>
        <text:p text:style-name="P1">2<text:span text:style-name="T77">0</text:span>)</text:p>
        <text:p text:style-name="P1">El 14 de noviembre de 1973 con la Resolución No 817/73 se desafectó el plan de estudios de 1966 por “la necesidad de adecuar la Carrera de Psicología a las tareas de Reconstrucción Nacional” (Resolución (C.S.) 817/73), aprobando, el Consejo Superior de la UBA, un nuevo plan de estudios para la carrera de Psicología.</text:p>
        <text:p text:style-name="P60">Este nuevo plan debía por un lado responder a las necesidades de los sectores populares, asumiendo que ellos no estaban incluidos en los planes previos y por otra parte hacerlo desde lo asistencial, teniendo en cuenta que este aspecto de la profesión estaba restringido por la legislación vigente </text:p>
        <text:p text:style-name="P5">Bajo la lectura de un peronismo que había sido proscrito en el período anterior, el plan de estudios de 196<text:span text:style-name="T88">7</text:span> representaba posiciones opuestas al ideario de la época, por ende la impronta del onganiato debía ser eliminada de los claustros y el plan 66 debía ser cambiado</text:p>
        <text:p text:style-name="P60">Con relación al carácter “popular” de los nuevos contenidos se subrayan las siguientes asignaturas nuevas: <text:span text:style-name="T51">Historia Social de las Luchas del Pueblo Argentino </text:span><text:span text:style-name="T45">que equivalía a Introducción a la Filosofía del Plan 1967, Introducción al quehacer Psicológico equivalente a Psicología Fundamental y en el caso del Ciclo de Especialización las asignaturas Condiciones de Producción de la Cultura Popular y Proceso Educativo e Inserción Social. </text:span></text:p>
        <text:p text:style-name="P1">Este plan de estudios de comienzos del peronismo nunca fue implementado puesto que el 14 de marzo de 1974 se sancionó la ley No 20.654/74, Ley Orgánica de las Universidades Nacionales “que apuntaba a recuperar la autonomía de estas instituciones y cuya función fuera contribuir al proyecto de liberación nacional” (Urrutia &amp; Tejera, 2012, p. 290), dando lugar a un nuevo plan de estudios acorde con la legislación.</text:p>
        <text:p text:style-name="P1"/>
        <text:p text:style-name="P1">2<text:span text:style-name="T77">1</text:span>)</text:p>
        <text:p text:style-name="P1"><text:span text:style-name="T78">El nuevo plan de 1974, efecto de la implementaci</text:span><text:span text:style-name="T19">ón de la nueva ley universitaria incluía asignaturas novedosas como ser: </text:span>Desarrollos y Silencios de la Psicología en Argentina, Desarrollos Post-Freudianos, Epistemología Genética y Teoría de la Inteligencia, Historia Argentina y Latinoamericana e Introducción a la Problemática de Medios de Comunicación de Masas, <text:span text:style-name="T78">entre otras</text:span>.</text:p>
        <text:p text:style-name="P1"><text:span text:style-name="T51">Se produjo un importante cambio en las orientaciones desapareciendo logros de los planes anteriores como ser las orientaciones en Trabajo, Forense, Pedagógica y Clínica para dar lugar a nuevos perfiles como ser Medios de comunicación de Masas, Psicología Social Aplicada y Salud desde una perspectiva preventiva.</text:span><text:span text:style-name="T45"> A su vez, la especialización en Educación que se mantuvo en su espíritu cambia rotundamente sus contenidos gracias a prioridades del Gobierno orientándose hacia la escuela primaria y el problema de la deserción escolar.</text:span></text:p>
        <text:p text:style-name="P1"><text:span text:style-name="T51">Otra de las características distintivas de este plan respecto a la totalidad de los estudiados en esta tesis es la aparición de un título intermedio. </text:span><text:span text:style-name="T45">Con la aprobación de los tres primeros años de la carrera y de dos Seminarios sobre Metodología de la Investigación los y las estudiantes podían obtener el título de Auxiliar en Investigación Psicológica.</text:span></text:p>
        <text:p text:style-name="P60">Las propuestas de cambios curriculares de 1973 y 1974 tenían en común adaptar los planes al pensamiento político imperante, implementado durante un gobierno democrático que, entre otros logros, hizo gratuita la educación superior, no pudo escapar de la instilación de las ideologías del último gobierno del Gral. Perón que en los claustros apuntó a desmantelar algunos logros del plan anterior, como las Orientaciones Laboral y Judicial que virtualmente desaparecieron, siendo la Orientación en Salud una compleja trama de Seminarios y cursos de muy difícil aplicación.</text:p>
        <text:p text:style-name="P1"/>
        <text:p text:style-name="P1">2<text:span text:style-name="T78">2</text:span>)</text:p>
        <text:p text:style-name="P1"><text:span text:style-name="T78">E</text:span>l Gral. Perón <text:span text:style-name="T78">falleci</text:span><text:span text:style-name="T19">ó </text:span>el 1o de Julio de 1974 <text:span text:style-name="T78">y</text:span> su viuda y vicepresidenta María Estela Martínez de Perón asumió la presidencia. <text:span text:style-name="T51">Al mes siguiente de la asunción de Martínez de Perón, se dispuso la intervención de la Universidad de Buenos Aires con representantes de la derecha peronista que clausuraron los centros de estudiantes y las sedes de las facultades por varios meses, separando de sus cargos a estudiantes y profesores vinculados con el peronismo revolucionario</text:span><text:span text:style-name="T45">. Se designó como rector interventor en la UBA a Alberto Ottalagano el 17 de septiembre de 1974.</text:span></text:p>
        <text:p text:style-name="P1"><text:soft-page-break/>El 27 de noviembre de 1974 a pocos días de la reapertura de las clases el Expediente No 34.756 separó la Carrera de Psicología, junto a las de Sociología y Ciencias de la Educación de la Facultad de Filosofía y Letras haciéndolas depender directamente del rectorado de la universidad.</text:p>
        <text:p text:style-name="P1"/>
        <text:p text:style-name="P52">2<text:span text:style-name="T78">3</text:span>)</text:p>
        <text:p text:style-name="P64"><text:span text:style-name="T78">El 24 de marzo de 1976, v</text:span><text:span text:style-name="T44">ía un golpe militar asumió el mando una Junta Militar que designó como presidente de facto a Videla quien dispuso que las universidades quedaran bajo el control del Poder Ejecutivo Nacional y se dictaminó la potestad del presidente para la designación de rectores y decanos.</text:span></text:p>
        <text:p text:style-name="P1">A cinco días del golpe, el 29 de marzo de 1976 “se publicó una resolución que ordenaba el cese en sus funciones de los rectores, Consejos y demás cuerpos colegiados directivos. Se designaron “delegados militares” o “interventores” al frente de las 26 Universidades Nacionales”</text:p>
        <text:p text:style-name="P60">Ese mismo día asumiría como Ministro de Educación Ricardo Pedro Bruera, un profesor de la Universidad Nacional del Litoral con una clara tendencia conservadora.</text:p>
        <text:p text:style-name="P1"/>
        <text:p text:style-name="P52">El 14 de julio de 1976 el Capitán de Corbeta José Héctor García eleva, como Delegado Militar, el reemplazo del plan de estudios de 1974 por el plan 66. </text:p>
        <text:p text:style-name="P52"><text:span text:style-name="T78">E</text:span>l plan 66 no solo reemplaza a los planes anteriores a ese año sino que reemplazará a la totalidad de los planes de la Carrera de Psicología aprobados por la Universidad y por el otro las equivalencias del “nuevo” plan con los planes de 1973 y 1974.</text:p>
        <text:p text:style-name="P1">En definitiva el gobierno militar de 1976 da de baja los planes peronistas del 73 y 74 y vuelve a implementar el plan de 1966 cuya vigencia permanece hasta 1985.</text:p>
        <text:p text:style-name="P1"/>
        <text:p text:style-name="P1">2<text:span text:style-name="T79">4</text:span>)</text:p>
        <text:p text:style-name="P53">Luego del trágico período que transcurrió durante el último gobierno de facto en Argentina, el regreso de la democracia al país trajo nuevos bríos en el ámbito universitario </text:p>
        <text:p text:style-name="P53"><text:span text:style-name="T79">E</text:span>n el mes de diciembre de 1983 uno de los primeros actos del nuevo gobierno democrático fue dictar el decreto No 154/83. Este decreto firmado a los dos días de la asunción presidencial, disponía la intervención de las universidades, la creación de Consejos Superiores Provisorios y establecía normas de emergencia para regular el funcionamiento del sistema restituyendo los estatutos vigentes al 29 de julio de 1966 hasta la sanción de la ley 23.068/84 por el Congreso Nacional que constituía un régimen de normalización en tanto no se dictara una ley de fondo </text:p>
        <text:p text:style-name="P1"/>
        <text:p text:style-name="P1">La Carrera de Psicología dependía aún del Rectorado y para su normalización se nombró al Lic. Hugo Vezzetti como Delegado Normalizador en febrero de 1984. Vezzetti ejercería el cargo de Delegado del Rector Normalizador hasta la creación de la Facultad de Psicología en noviembre de 1985 cuando se lo nombraría Decano Normalizador .</text:p>
        <text:p text:style-name="P1">La gestión normalizadora dispuso para la Carrera de Psicología, la creación de una Comisión de Plan Curricular integrada por docentes, graduados y estudiantes. Junto con el nombramiento de Vezzetti como Delegado Normalizador se creó un Consejo Académico Normalizador Consultivo (CANC). <text:span text:style-name="T89">El CANC estaba formado, </text:span><text:span text:style-name="T93">entre otros </text:span><text:span text:style-name="T89"><text:s/>por: Diana Rabinovich, María Julia García, Roberto Mazzucca, León Ostrov, Beatriz Grego, Gregorio Kaminsky, María Calvo, Rosalía Schneider, Susana Gass y Sara Slapak <text:s/>Blas Alberti, Roberto Romero y Juan Azcoaga </text:span></text:p>
        <text:p text:style-name="P1"/>
        <text:p text:style-name="P1">En este período se dio inicio al proceso destinado a concursar los cargos de profesores para el plan vigente que, en ese momento, era el plan 66.</text:p>
        <text:p text:style-name="P1"/>
        <text:p text:style-name="P1">2<text:span text:style-name="T80">5</text:span>)</text:p>
        <text:p text:style-name="P1">En 1985 en concordancia con la intención del gobierno nacional de levantar las restricciones al ingreso, se crea en el marco de la Universidad de Buenos Aires el Ciclo Básico Común (CBC) desapareciendo así el histórico examen de ingreso a la Universidad. <text:span text:style-name="T54">La conformación del CBC obligó a todas la Facultades de la UBA a reorganizar sus planes de estudio.</text:span></text:p>
        <text:p text:style-name="P1"/>
        <text:p text:style-name="P1"><text:soft-page-break/>En la Carrera de Psicología se realizó en junio de 1985 las “Jornadas sobre plan de estudios” cuyas conclusiones se utilizaron para la confección del Documento base para la Discusión del Plan curricular del 14 de junio de 1985.</text:p>
        <text:p text:style-name="P1">En este Documento Base se calificaba al plan de estudios de 1966 como “inadecuado por su carácter cerrado” </text:p>
        <text:p text:style-name="P1">El 30 de septiembre de 1985 el Delegado Normalizador – Hugo Vezzetti - dictaba la resolución N<text:span text:style-name="T80">º</text:span> 985 en la que proponía al Consejo Superior Provisorio de la UBA el Plan Curricular de la Carrera de Psicología y el 5 de noviembre el Consejo Superior Provisorio aprobaba el nuevo plan en la resolución No 1138/85.</text:p>
        <text:p text:style-name="P5"/>
        <text:p text:style-name="P5"><text:span text:style-name="T80">En esa resoluci</text:span><text:span text:style-name="T36">ón </text:span><text:span text:style-name="T80">se </text:span>establecía la fecha de vencimiento del plan de 1966 el 31 de diciembre de 1990, haciéndolo vigente por casi 22 años (1967-1974, 1976-1990).</text:p>
        <text:p text:style-name="P1">El plan de estudios de 1974 es <text:span text:style-name="T61">nuevamente</text:span> ignorado en la creación del plan de 1985, cuyo diálogo será con el plan 66</text:p>
        <text:p text:style-name="P1"/>
        <text:p text:style-name="P7">27) Cronolog<text:span text:style-name="T1">ía</text:span></text:p>
        <text:p text:style-name="P7"><text:span text:style-name="T1">Como se puede ver en este recorte de lo acontecido entre la realización de las Jornadas sobre el plan de estudios que di</text:span><text:span text:style-name="T2">o</text:span><text:span text:style-name="T1"> lugar al Documento Base y </text:span><text:span text:style-name="T2">la elevación del nuevo plan al Consejo Superior Provisorio (plan que será aprobado el 5 de noviembre de 1985) sólo pasan poco mas de tres meses. En estos tres meses se sancionan las incumbencias profesionales y la Ley del ejercicio profesional de la Psicología.</text:span></text:p>
        <text:p text:style-name="P15"/>
        <text:p text:style-name="P15"/>
        <text:p text:style-name="P16">28)</text:p>
        <text:p text:style-name="P16">Resumamos algunas características del plan de 1985</text:p>
        <text:p text:style-name="P8"><text:span text:style-name="T1">La primera y mas notable es su premura fue diseñado en tres meses siendo las novedades curriculares, respecto al plan vigente, casi nulas. Es por eso que se entiende que el plan 85, al menos en su primera versión, responde a intereses políticos, institucionales y legales (considerando la sanción de la ley del psicólogo, </text:span><text:span text:style-name="T3">la implementación del CBC, </text:span><text:span text:style-name="T1">por ejemplo) </text:span><text:span text:style-name="T20">mas </text:span><text:span text:style-name="T1">que a un verdadero cambio curricular.</text:span></text:p>
        <text:p text:style-name="P16"/>
        <text:p text:style-name="P8"><text:span text:style-name="T1">A su vez presenta una contradicción notable: </text:span><text:span text:style-name="T3">se lo considera mas abierto que el plan del 66 fundamentando esta descripción en que en el plan de estudios de 1967 las asignaturas electivas estaban sujetas a la disponibilidad de los departamentos, cosa que se opaca una vez que la carrera fuera desligada de la Facultad de Filosofía y Letras y trasladada al Rectorado. Dicho de otra forma, el plan del 66 no era cerrado, lo que había pasado es que dependían las 420 hs de asignaturas electivas de los departamentos de la Facultad de Filosofía y Letras. Obviamente su traslado a Rectorado limitó esta “amplitud” del plan 66. Recordemos también que la propuesta curricular de 1985 incluía una Departamentalización que nunca se efectivizó</text:span></text:p>
        <text:p text:style-name="P17"/>
        <text:p text:style-name="P9"><text:span text:style-name="T1">Otro punto de notable similitud entre los planes 66 y 85 son las orientaciones. Aquellas orientaciones propuestas por la Comisión Asesora del gobierno de Onganía, haciendo caso omiso a las propuestas del plan de 1974. </text:span><text:span text:style-name="T4">Las orientaciones, esta vez, tomarán como referencia las Incumbencias profesionales y desaparecen las titulaciones con orientación siendo el de 1985 un plan exclusivamente generalista.</text:span></text:p>
        <text:p text:style-name="P18"/>
        <text:p text:style-name="P19">Asimismo en nuevo plan tiene una fuerte presencia de materias clínicas de orientación psicoanalítica y <text:s/>las asignaturas del CBC y el CFP guardan una enorme similitud con las del plan anterior.</text:p>
        <text:p text:style-name="P19"/>
        <text:p text:style-name="P57">En resumen se podría decir con fundamento que el plan de 1985 no proveé cambios sustanciales respecto del plan de 1966</text:p>
        <text:p text:style-name="P19"><text:soft-page-break/></text:p>
        <text:p text:style-name="P20">29) CONCLUSIONES</text:p>
        <text:p text:style-name="P20"/>
        <text:p text:style-name="P10"><text:span text:style-name="T1">30) Como consecuencia de la investigación realizada para esta tesis se puede afirmar que </text:span><text:span text:style-name="T27">el plan 66 divide a la carrera de psicología de la UBA en dos períodos con características claramente definidas</text:span><text:span text:style-name="T1">.</text:span></text:p>
        <text:p text:style-name="P20">Reformiso, innovación, cambios vs contrarreformismo conservador, mínimas modificaciones al amparo de gobiernos represivos.</text:p>
        <text:p text:style-name="P21">En este sentido se considera al plan 66 como un plan “parte aguas” en la historia de la formación de los y las psicólogas de la UBA</text:p>
        <text:p text:style-name="P18"/>
        <text:p text:style-name="P11"><text:span text:style-name="T4">3</text:span><text:span text:style-name="T1">1) </text:span></text:p>
        <text:p text:style-name="P21">En esta tesis se han puesto de manifiesto polémicas de suma importancia para la comprensión de las consecuencias que, impensadas al momento de su creación, tuvo el plan 66 y sigue teniendo en la actualidad en la formación de los y las psicólogas de la UBA. </text:p>
        <text:p text:style-name="P21">Algunos de estos efectos son: </text:p>
        <text:p text:style-name="P9"><text:span text:style-name="T5">- Desde la creación de la carrera, y un poco más atrás si consideramos los congresos de filosofía y psicología de 1949 y 1954 existe una tensión entre los discursos médico y psicológico. Esta tensión se precipita en 1967 si consideramos, por ejemplo, la ley del ejercicio profesional de la medicina sancionada ese año </text:span><text:span text:style-name="T8">mientras se afianza la Orientación Clínica en el nuevo PLan</text:span><text:span text:style-name="T5">. Su resolución en este nivel recién llega en 1985 con la sanción de la Ley del psicólogo. Se ha intentado demostrar cómo el marco legal ha atravesado el trayecto curricular de la carrera de Psicología en la UBA</text:span></text:p>
        <text:p text:style-name="P22">Si el discurso médico resistía el ejercicio de la psicoterapia y el psicoanálisis por parte de los y las psicólogas las asignaturas y orientaciones de la totalidad de los planes de estudio de psicología demuestran que, más allá de las influencia de ciertos actores, la comunidad académica psicológica de la UBA resistía en forma explícita al discurso médico sumando materias, horas de formación e inclusive titulaciones que, sin contradecir, se oponían ideológicamente a las pretensiones restrictivas del discurso médico.</text:p>
        <text:p text:style-name="P22"/>
        <text:p text:style-name="P12"><text:span text:style-name="T5">- A </text:span><text:span text:style-name="T1">caballo de esta tensión el psicoanálisis refuerza su presencia en la currícula de la UBA convirtiéndose a nuestro entender en una declaración de principios de la comunidad de estudiantes y profesionales psicólogos. No poder ejercer la psicoterapia y el psicoanálisis parece reforzar su presencia en el currículo, y esta continua recurrencia es la que resalta la propia constitución del perfil profesional de los graduados y graduadas de la UBA. <text:s/>Las asignaturas clínicas en 1957 sólo pueden pensarse en el marco de la resolución del Dr. Carrillo de 1954 ¿de qué otra forma puede justificarse la presencia de las mismas cuando el ejercicio profesional estaba restringido a los médicos y médicas?. Estas materias se mantienen y refuerzan en el plan de 1958 para elevarse a la categoría de Orientación en el plan de 1962. Esta presencia se mantiene estable en todos los planes de estudio, incluido el actual</text:span></text:p>
        <text:p text:style-name="P23"/>
        <text:p text:style-name="P12"><text:span text:style-name="T1">- El plan 66 como los planes subsiguientes, a diferencia de los planes previos, fueron consecuencia de cambios políticos más que efectos de necesidades curriculares y/o disciplinares. </text:span><text:span text:style-name="T9">Las presiones políticas alrededor de la renuncia masiva de profesores y las discusiones al interior del grupo de graduados de la carrera dan cuenta de que el diseño del plan no respondía a una necesidad disciplinar</text:span><text:span text:style-name="T1">. Esto se expresa, por ejemplo, en la premura de sus diseños. El plan 66 es efecto del golpe de Onganía y más adelante del golpe de 1976, el plan 1985 que comienza como resultado de un conjunto de factores que estaban emergiendo (la ley del ejercicio profesional, la creación de la Facultad, etc.) termina imitando al plan 66, desarrollándose en apenas tres meses.</text:span></text:p>
        <text:p text:style-name="P23"/>
        <text:p text:style-name="P23"><text:soft-page-break/>- A comienzos de la década de 1960 surgen los primeros psicólogos y psicólogas de la UBA y varios de ellos se integran a diversas cátedras. En cuestión de meses, estos profesionales que son graduados recientes en 1967 deben hacerse cargo de las materias en las que hasta hace poco eran auxiliares. Sin embargo como se ha demostrado su injerencia en el diseño curricular es significativa recién en el plan de 1985.</text:p>
        <text:p text:style-name="P13"><text:span text:style-name="T9">L</text:span><text:span text:style-name="T1">a idea original </text:span><text:span text:style-name="T9">en</text:span><text:span text:style-name="T1"> el regreso de la democracia </text:span><text:span text:style-name="T9">era</text:span><text:span text:style-name="T1"> reorganizar los claustros, concursar los cargos del plan de 196</text:span><text:span text:style-name="T9">7</text:span><text:span text:style-name="T1">, llamar a elecciones, etc.; no aparecía como prioridad el cambio de currícula. Ésta será necesaria, como ha sido demostrado, por la irrupción del CBC que forzó a un nuevo diseño que tuvo como referencia el </text:span><text:span text:style-name="T9">plan previo</text:span><text:span text:style-name="T1">.</text:span></text:p>
        <text:p text:style-name="P24"/>
        <text:p text:style-name="P13"><text:span text:style-name="T1">- </text:span><text:span text:style-name="T6">El plan que estudia esta tesis es un plan cuya presencia lo convierte en el plan de estudios de los gobiernos de facto en la UBA. Sin pretenderlo y con una lectura retrospectiva, el plan de 1966 se convierte en el plan de los golpes de estado. </text:span><text:span text:style-name="T9">Se</text:span><text:span text:style-name="T6"> convierte en un plan de escape, una rápida salida a las ideas más modernizadoras en psicología. Los interventores militares de 1976 ni siquiera intentaron pensar un nuevo plan, directamente se apeló al plan del onganiato para disolver el plan peronista de 1974. Como ha sido reiterado en esta investigación, su vigencia se basó en factores políticos más que en factores disciplinares.</text:span></text:p>
        <text:p text:style-name="P25"/>
        <text:p text:style-name="P12"><text:span text:style-name="T6">- A su vez, su heredero, el plan de 1985, el plan de la democracia, hereda su impronta. El retorno de la democracia devolvió la institucionalidad a la UBA, sin embargo la decisión política de promover el ingreso irrestricto forzó la modificación de los planes de estudio de todas las carreras </text:span><text:span text:style-name="T7">y el plan 66 fue utilizado como modelo para la carrera de psicología. </text:span><text:span text:style-name="T9">E</text:span><text:span text:style-name="T7">ra casi imposible rediseñar desde cero un nuevo plan en ese lapso, esta investigación ha demostrado que se tomó como base el plan de 1966 para poder realizar las modificaciones necesarias en la primer versión del plan de 1985</text:span></text:p>
        <text:p text:style-name="P26"/>
        <text:p text:style-name="P26"/>
        <text:p text:style-name="P27"/>
        <text:p text:style-name="P27"/>
        <text:p text:style-name="P28"/>
        <text:p text:style-name="P54"><text:span text:style-name="T1">3</text:span><text:span text:style-name="T10">2</text:span><text:span text:style-name="T1">) Para terminar: El plan 66, diseñado como un plan de transición fue resistente. Duró más de los que se había pensado por motivos que no pueden ser atribuibles a sus características curriculares. Fue un plan que estuvo vigente por casi 22 años y cuya influencia en el plan actual (que tiene más de 35 años de vigencia) ha sido demostrada. Por lo tanto no sólo puede pensarse como un plan que divide la formación de los psicólogos UBA en dos, sino que es el plan que mas ha influenciado en la formación de estos psicólogos y psicólogas.</text:span></text:p>
        <text:p text:style-name="P55"/>
        <text:p text:style-name="P67"><text:span text:style-name="T26">Así abordado, </text:span><text:span text:style-name="T35">el acontecimiento histórico manifiesta sus características de disruptivo y singular y como estructura narrativa se convierte en un analizador de realidades sociales complejas y diversas</text:span></text:p>
        <text:p text:style-name="P56"/>
        <text:p text:style-name="P56"/>
        <text:p text:style-name="P29">El plan que estudia esta tesis ha influenciado la formación de las y los psicólogos de la UBA por más de 50 años y se ha convertido en forma explícita o velada en el eje del diálogo curricular durante ese período <text:span text:style-name="T81">lo que lo ubica como acontecimiento</text:span></text:p>
        <text:p text:style-name="P29"/>
        <text:p text:style-name="P29">33) Leer...</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textmaker="tm" xmlns:xhtml="http://www.w3.org/1999/xhtml" office:version="1.3">
  <office:font-face-decls>
    <style:font-face style:name="Basic Sans" svg:font-family="'Basic Sans'" style:font-family-generic="roman"/>
    <style:font-face style:name="Droid Sans Devanagari" svg:font-family="'Droid Sans Devanagari'" style:font-family-generic="roman"/>
    <style:font-face style:name="Droid Sans Fallback" svg:font-family="'Droid Sans Fallback'" style:font-family-generic="roman"/>
    <style:font-face style:name="Liberation Sans" svg:font-family="'Liberation Sans'" style:font-family-generic="swiss"/>
    <style:font-face style:name="Liberation Serif" svg:font-family="'Liberation Serif'" style:font-family-generic="roman"/>
    <style:font-face style:name="Source Han Sans CN" svg:font-family="'Source Han Sans C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text-align="start" style:justify-single-word="false"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fo:hyphenate="false"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parent-style-name="Normal" style:class="text">
      <style:paragraph-properties fo:hyphenation-ladder-count="no-limit" text:number-lines="true" text:line-number="0"/>
      <style:text-properties fo:hyphenate="false" fo:hyphenation-remain-char-count="2" fo:hyphenation-push-char-count="2" loext:hyphenation-no-caps="false"/>
    </style:style>
    <style:style style:name="Normal" style:family="paragraph">
      <loext:graphic-properties draw:fill="none" draw:fill-color="#729fcf"/>
      <style:paragraph-properties textmaker:pgf-auto-space-before="false" textmaker:pgf-auto-space-after="false" fo:margin-left="0cm" fo:margin-right="0cm" fo:margin-top="0cm" fo:margin-bottom="0cm" style:contextual-spacing="false" fo:line-height="100%" fo:text-align="start" style:justify-single-word="false" fo:orphans="2" fo:widows="2" fo:hyphenation-ladder-count="no-limit" fo:text-indent="0cm" style:auto-text-indent="false" fo:break-before="auto" fo:break-after="auto" fo:background-color="transparent" fo:padding="0.106cm" fo:border="none" text:number-lines="false" text:line-number="0" style:writing-mode="lr-tb"/>
      <style:text-properties fo:font-variant="normal" fo:text-transform="none" style:use-window-font-color="true" loext:opacity="0%" style:text-line-through-style="none" style:text-line-through-type="none" style:text-position="0% 100%" style:font-name="Liberation Serif" fo:font-family="'Liberation Serif'" style:font-family-generic="roman" fo:font-size="12pt" fo:letter-spacing="normal" fo:language="es" fo:country="AR" fo:font-style="normal" style:text-underline-style="none" fo:font-weight="normal" style:letter-kerning="true" fo:background-color="transparent" style:font-name-asian="Droid Sans Fallback" style:font-family-asian="'Droid Sans Fallback'" style:font-family-generic-asian="roman" style:font-size-asian="10.5pt" style:language-asian="zh" style:country-asian="CN" style:font-style-asian="normal" style:font-weight-asian="normal" style:font-name-complex="Droid Sans Devanagari" style:font-family-complex="'Droid Sans Devanagari'" style:font-family-generic-complex="roman" style:font-size-complex="12pt" style:language-complex="hi" style:country-complex="IN" style:font-style-complex="normal" style:font-weight-complex="normal" style:text-scale="100%" text:display="tru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text:number-lines="true" text:line-number="0"/>
      <style:text-properties style:font-name="Liberation Sans" fo:font-family="'Liberation Sans'" style:font-family-generic="swiss" fo:font-size="14pt" style:font-name-asian="Source Han Sans CN" style:font-family-asian="'Source Han Sans CN'" style:font-family-generic-asian="roman" style:font-size-asian="14pt" style:font-name-complex="Droid Sans Devanagari" style:font-family-complex="'Droid Sans Devanagari'" style:font-family-generic-complex="roman" style:font-size-complex="14pt" fo:hyphenate="false" fo:hyphenation-remain-char-count="2" fo:hyphenation-push-char-count="2"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text:number-lines="true" text:line-number="0"/>
      <style:text-properties fo:hyphenate="false" fo:hyphenation-remain-char-count="2" fo:hyphenation-push-char-count="2" loext:hyphenation-no-caps="false"/>
    </style:style>
    <style:style style:name="Heading_20_1" style:display-name="Heading 1" style:family="paragraph" style:parent-style-name="Normal" style:next-style-name="Normal" style:default-outline-level="1" style:class="text">
      <style:paragraph-properties fo:margin-top="0.423cm" fo:margin-bottom="0.106cm" style:contextual-spacing="false" fo:keep-together="always" fo:orphans="2" fo:widows="2" fo:hyphenation-ladder-count="no-limit" fo:keep-with-next="always" text:number-lines="true" text:line-number="0"/>
      <style:text-properties style:font-name="Basic Sans" fo:font-family="'Basic Sans'" style:font-family-generic="roman" fo:font-size="18pt" fo:language="es" fo:country="MX" fo:font-weight="bold" style:font-name-asian="Basic Sans" style:font-family-asian="'Basic Sans'" style:font-family-generic-asian="roman" style:font-size-asian="18pt" style:language-asian="none" style:country-asian="none" style:font-weight-asian="bold" style:font-name-complex="Basic Sans" style:font-family-complex="'Basic Sans'" style:font-family-generic-complex="roman" style:font-size-complex="18pt" style:language-complex="none" style:country-complex="none" style:font-weight-complex="bold" fo:hyphenate="true" fo:hyphenation-remain-char-count="2" fo:hyphenation-push-char-count="2" loext:hyphenation-no-caps="false"/>
    </style:style>
    <style:style style:name="Heading_20_2" style:display-name="Heading 2" style:family="paragraph" style:parent-style-name="Heading_20_1" style:next-style-name="Normal" style:default-outline-level="2" style:class="text">
      <style:paragraph-properties fo:hyphenation-ladder-count="no-limit" text:number-lines="true" text:line-number="0"/>
      <style:text-properties fo:font-size="16pt" style:font-size-asian="16pt" style:font-size-complex="16pt" fo:hyphenate="true" fo:hyphenation-remain-char-count="2" fo:hyphenation-push-char-count="2" loext:hyphenation-no-caps="false"/>
    </style:style>
    <style:style style:name="Heading_20_3" style:display-name="Heading 3" style:family="paragraph" style:parent-style-name="Heading_20_2" style:next-style-name="Normal" style:default-outline-level="3" style:class="text">
      <style:paragraph-properties fo:hyphenation-ladder-count="no-limit" text:number-lines="true" text:line-number="0"/>
      <style:text-properties fo:font-size="14pt" style:font-size-asian="14pt" style:font-size-complex="14pt" fo:hyphenate="true" fo:hyphenation-remain-char-count="2" fo:hyphenation-push-char-count="2" loext:hyphenation-no-caps="false"/>
    </style:style>
    <style:style style:name="List" style:family="paragraph" style:parent-style-name="Text_20_body" style:class="list">
      <style:paragraph-properties fo:hyphenation-ladder-count="no-limit" text:number-lines="true" text:line-number="0"/>
      <style:text-properties style:font-size-asian="12pt" style:font-name-complex="Droid Sans Devanagari" style:font-family-complex="'Droid Sans Devanagari'" style:font-family-generic-complex="roman" fo:hyphenate="false" fo:hyphenation-remain-char-count="2" fo:hyphenation-push-char-count="2" loext:hyphenation-no-caps="false"/>
    </style:style>
    <style:style style:name="Descripción" style:family="paragraph" style:parent-style-name="Standard">
      <style:paragraph-properties fo:margin-top="0.212cm" fo:margin-bottom="0.212cm" style:contextual-spacing="false" fo:hyphenation-ladder-count="no-limit" text:number-lines="true" text:line-number="0"/>
      <style:text-properties fo:font-size="12pt" fo:font-style="italic" style:font-size-asian="12pt" style:font-style-asian="italic" style:font-name-complex="Droid Sans Devanagari" style:font-family-complex="'Droid Sans Devanagari'" style:font-family-generic-complex="roman" style:font-size-complex="12pt" style:font-style-complex="italic" fo:hyphenate="false" fo:hyphenation-remain-char-count="2" fo:hyphenation-push-char-count="2" loext:hyphenation-no-caps="false"/>
    </style:style>
    <style:style style:name="Index" style:family="paragraph" style:parent-style-name="Standard" style:class="index">
      <style:paragraph-properties fo:hyphenation-ladder-count="no-limit" text:number-lines="true" text:line-number="0"/>
      <style:text-properties fo:language="none" fo:country="none" style:font-size-asian="12pt" style:language-asian="none" style:country-asian="none" style:font-name-complex="Droid Sans Devanagari" style:font-family-complex="'Droid Sans Devanagari'" style:font-family-generic-complex="roman" style:language-complex="none" style:country-complex="none" fo:hyphenate="false" fo:hyphenation-remain-char-count="2" fo:hyphenation-push-char-count="2" loext:hyphenation-no-caps="false"/>
    </style:style>
    <style:style style:name="Frame"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7cm" fo:page-height="27.94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10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2.2$Linux_X86_64 LibreOffice_project/30$Build-2</meta:generator>
    <meta:creation-date>2022-03-20T12:23:26</meta:creation-date>
    <dc:date>2022-04-15T19:10:39.074811725</dc:date>
    <meta:print-date>1969-12-31T21:00:00</meta:print-date>
    <meta:editing-duration>PT3H47M13S</meta:editing-duration>
    <meta:editing-cycles>40</meta:editing-cycles>
    <meta:document-statistic meta:table-count="0" meta:image-count="0" meta:object-count="0" meta:page-count="11" meta:paragraph-count="162" meta:word-count="6746" meta:character-count="41479" meta:non-whitespace-character-count="34851"/>
  </office:meta>
</office:document-meta>
</file>